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<text:span text:style-name="T1">Supp. Table S5:</text:span> Gene set enrichment analysis (GSEA) of CRISPRi library data for control condition on basis of gene ontology (GO) term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etSize</text:p>
          </table:table-cell>
          <table:table-cell office:value-type="string" calcext:value-type="string">
            <text:p>enrichmentScore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p.adjust</text:p>
          </table:table-cell>
          <table:table-cell office:value-type="string" calcext:value-type="string">
            <text:p>qvalu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leading_edge</text:p>
          </table:table-cell>
          <table:table-cell office:value-type="string" calcext:value-type="string">
            <text:p>core_enrichment</text:p>
          </table:table-cell>
        </table:table-row>
        <table:table-row table:style-name="ro1">
          <table:table-cell table:number-columns-repeated="2" office:value-type="string" calcext:value-type="string">
            <text:p>GO:0031676</text:p>
          </table:table-cell>
          <table:table-cell office:value-type="string" calcext:value-type="string">
            <text:p>plasma membrane-derived thylakoid membrane</text:p>
          </table:table-cell>
          <table:table-cell office:value-type="float" office:value="114" calcext:value-type="float">
            <text:p>114</text:p>
          </table:table-cell>
          <table:table-cell office:value-type="float" office:value="-0.728605344157214" calcext:value-type="float">
            <text:p>-0.728605344157214</text:p>
          </table:table-cell>
          <table:table-cell office:value-type="float" office:value="-1.84820994980687" calcext:value-type="float">
            <text:p>-1.84820994980687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0.0000000121" calcext:value-type="float">
            <text:p>0.0000000121</text:p>
          </table:table-cell>
          <table:table-cell office:value-type="float" office:value="0.00000000915789473684" calcext:value-type="float">
            <text:p>9.15789473684211E-09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tags=58%, list=16%, signal=50%</text:p>
          </table:table-cell>
          <table:table-cell office:value-type="string" calcext:value-type="string">
            <text:p>ssr3383/sml0008/sll0928/sll0258/sml0007/slr1181/ssr3451/slr0906/smr0006/sml0001/slr0927/sll0199/sll1327/sll1513/slr1964/ssl2598/sll1579/ssl2615/sll1326/slr2051/smr0004/sll1322/sll1323/sll1578/sll0427/slr1390/slr1329/sll1577/slr2087/sll1324/sll1325/smr0007/sll1316/smr0010/sll0849/smr0008/slr0335/slr1655/slr1986/sml0004/sll0247/slr0342/slr1279/sll0851/sll1262/sll1814/slr0343/sll0223/sll0616/sll1317/sml0005/slr1835/sll0520/slr2067/ssl0563/slr1834/sll0519/sll0522/slr1623/slr1330/slr1281/slr1034/ssr1386/slr1280/slr0261/slr1949</text:p>
          </table:table-cell>
        </table:table-row>
        <table:table-row table:style-name="ro1">
          <table:table-cell table:number-columns-repeated="2" office:value-type="string" calcext:value-type="string">
            <text:p>GO:0003735</text:p>
          </table:table-cell>
          <table:table-cell office:value-type="string" calcext:value-type="string">
            <text:p>structural constituent of ribosome</text:p>
          </table:table-cell>
          <table:table-cell office:value-type="float" office:value="56" calcext:value-type="float">
            <text:p>56</text:p>
          </table:table-cell>
          <table:table-cell office:value-type="float" office:value="-0.782241436724012" calcext:value-type="float">
            <text:p>-0.782241436724012</text:p>
          </table:table-cell>
          <table:table-cell office:value-type="float" office:value="-1.91858512043744" calcext:value-type="float">
            <text:p>-1.91858512043744</text:p>
          </table:table-cell>
          <table:table-cell office:value-type="float" office:value="0.00000002050787593611" calcext:value-type="float">
            <text:p>2.05078759361144E-08</text:p>
          </table:table-cell>
          <table:table-cell office:value-type="float" office:value="0.00000124072649413492" calcext:value-type="float">
            <text:p>1.24072649413492E-06</text:p>
          </table:table-cell>
          <table:table-cell office:value-type="float" office:value="0.00000093904484549577" calcext:value-type="float">
            <text:p>9.39044845495765E-07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tags=77%, list=19%, signal=63%</text:p>
          </table:table-cell>
          <table:table-cell office:value-type="string" calcext:value-type="string">
            <text:p>sll1819/sll1744/smr0011/sll1822/ssr0482/sll1813/ssl0601/ssl3432/ssl3445/ssr1604/sll1824/sll1807/ssl1426/sll1740/ssl3436/ssl1784/sll1096/sll1800/slr1356/sll1821/sll1816/sll1801/slr1678/sml0006/slr0469/sll1811/sll1745/sll1805/ssl2233/sll1746/sll1804/sll1808/sll1817/sll1809/sll1743/slr0628/sll1812/sll0767/ssr2799/sll1101/sll1810/sll1097/sll1260</text:p>
          </table:table-cell>
        </table:table-row>
        <table:table-row table:style-name="ro1">
          <table:table-cell table:number-columns-repeated="2" office:value-type="string" calcext:value-type="string">
            <text:p>GO:0006412</text:p>
          </table:table-cell>
          <table:table-cell office:value-type="string" calcext:value-type="string">
            <text:p>translation</text:p>
          </table:table-cell>
          <table:table-cell office:value-type="float" office:value="63" calcext:value-type="float">
            <text:p>63</text:p>
          </table:table-cell>
          <table:table-cell office:value-type="float" office:value="-0.759380428350932" calcext:value-type="float">
            <text:p>-0.759380428350932</text:p>
          </table:table-cell>
          <table:table-cell office:value-type="float" office:value="-1.86908884360332" calcext:value-type="float">
            <text:p>-1.86908884360332</text:p>
          </table:table-cell>
          <table:table-cell office:value-type="float" office:value="0.00000003472780302091" calcext:value-type="float">
            <text:p>3.47278030209058E-08</text:p>
          </table:table-cell>
          <table:table-cell office:value-type="float" office:value="0.00000140068805517653" calcext:value-type="float">
            <text:p>1.40068805517653E-06</text:p>
          </table:table-cell>
          <table:table-cell office:value-type="float" office:value="0.00000106011188169081" calcext:value-type="float">
            <text:p>1.06011188169081E-06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tags=71%, list=19%, signal=59%</text:p>
          </table:table-cell>
          <table:table-cell office:value-type="string" calcext:value-type="string">
            <text:p>sll1819/sll1744/smr0011/sll1822/ssr0482/sll1813/ssl0601/ssl3432/ssl3445/ssr1604/sll1824/sll1807/ssl1426/sll1740/ssl3436/ssl1784/sll1096/sll1800/slr1356/sll1821/sll1816/sll1801/slr1678/sml0006/slr0877/slr0469/sll1811/sll1745/sll1805/ssl2233/sll1746/sll1804/sll1808/sll1817/sll1809/sll1743/slr0628/sll1812/sll0767/ssr2799/sll1101/sll1097/sll1435/slr1549/sll1260</text:p>
          </table:table-cell>
        </table:table-row>
        <table:table-row table:style-name="ro1">
          <table:table-cell table:number-columns-repeated="2" office:value-type="string" calcext:value-type="string">
            <text:p>GO:0048038</text:p>
          </table:table-cell>
          <table:table-cell office:value-type="string" calcext:value-type="string">
            <text:p>quinone binding</text:p>
          </table:table-cell>
          <table:table-cell office:value-type="float" office:value="16" calcext:value-type="float">
            <text:p>16</text:p>
          </table:table-cell>
          <table:table-cell office:value-type="float" office:value="-0.915949419576298" calcext:value-type="float">
            <text:p>-0.915949419576298</text:p>
          </table:table-cell>
          <table:table-cell office:value-type="float" office:value="-1.86676854650574" calcext:value-type="float">
            <text:p>-1.86676854650574</text:p>
          </table:table-cell>
          <table:table-cell office:value-type="float" office:value="0.00000015187475787931" calcext:value-type="float">
            <text:p>1.51874757879312E-07</text:p>
          </table:table-cell>
          <table:table-cell office:value-type="float" office:value="0.0000045942114258492" calcext:value-type="float">
            <text:p>4.5942114258492E-06</text:p>
          </table:table-cell>
          <table:table-cell office:value-type="float" office:value="0.00000347713261460531" calcext:value-type="float">
            <text:p>3.47713261460531E-06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tags=81%, list=7%, signal=76%</text:p>
          </table:table-cell>
          <table:table-cell office:value-type="string" calcext:value-type="string">
            <text:p>slr0565/slr1279/sll1262/sll0223/sll0520/sll0521/sll0519/sll0522/slr1623/slr1281/ssr1386/slr1280/slr0261</text:p>
          </table:table-cell>
        </table:table-row>
        <table:table-row table:style-name="ro1">
          <table:table-cell table:number-columns-repeated="2" office:value-type="string" calcext:value-type="string">
            <text:p>GO:0008137</text:p>
          </table:table-cell>
          <table:table-cell office:value-type="string" calcext:value-type="string">
            <text:p>NADH dehydrogenase (ubiquinone) activity</text:p>
          </table:table-cell>
          <table:table-cell office:value-type="float" office:value="15" calcext:value-type="float">
            <text:p>15</text:p>
          </table:table-cell>
          <table:table-cell office:value-type="float" office:value="-0.905741673559504" calcext:value-type="float">
            <text:p>-0.905741673559504</text:p>
          </table:table-cell>
          <table:table-cell office:value-type="float" office:value="-1.83517277197847" calcext:value-type="float">
            <text:p>-1.83517277197847</text:p>
          </table:table-cell>
          <table:table-cell office:value-type="float" office:value="0.00000206047145922006" calcext:value-type="float">
            <text:p>2.06047145922006E-06</text:p>
          </table:table-cell>
          <table:table-cell office:value-type="float" office:value="0.0000498634093131255" calcext:value-type="float">
            <text:p>4.98634093131255E-05</text:p>
          </table:table-cell>
          <table:table-cell office:value-type="float" office:value="0.0000377391614636096" calcext:value-type="float">
            <text:p>3.77391614636096E-0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tags=53%, list=5%, signal=51%</text:p>
          </table:table-cell>
          <table:table-cell office:value-type="string" calcext:value-type="string">
            <text:p>slr1279/sll0223/sll0520/sll0521/sll1733/slr1281/sll1732/slr1280</text:p>
          </table:table-cell>
        </table:table-row>
        <table:table-row table:style-name="ro1">
          <table:table-cell table:number-columns-repeated="2" office:value-type="string" calcext:value-type="string">
            <text:p>GO:0019843</text:p>
          </table:table-cell>
          <table:table-cell office:value-type="string" calcext:value-type="string">
            <text:p>rRNA binding</text:p>
          </table:table-cell>
          <table:table-cell office:value-type="float" office:value="36" calcext:value-type="float">
            <text:p>36</text:p>
          </table:table-cell>
          <table:table-cell office:value-type="float" office:value="-0.777314331467837" calcext:value-type="float">
            <text:p>-0.777314331467837</text:p>
          </table:table-cell>
          <table:table-cell office:value-type="float" office:value="-1.82631744870769" calcext:value-type="float">
            <text:p>-1.82631744870769</text:p>
          </table:table-cell>
          <table:table-cell office:value-type="float" office:value="0.0000098346508888359" calcext:value-type="float">
            <text:p>9.8346508888359E-06</text:p>
          </table:table-cell>
          <table:table-cell office:value-type="float" office:value="0.000198332126258191" calcext:value-type="float">
            <text:p>0.000198332126258191</text:p>
          </table:table-cell>
          <table:table-cell office:value-type="float" office:value="0.000150107829355916" calcext:value-type="float">
            <text:p>0.000150107829355916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tags=67%, list=16%, signal=57%</text:p>
          </table:table-cell>
          <table:table-cell office:value-type="string" calcext:value-type="string">
            <text:p>sll1813/ssl3432/ssl3445/sll1807/ssl1784/sll1096/sll1800/sll1816/sll1801/slr1678/slr0469/sll1805/slr0321/slr1129/sll1804/sll1808/sll1817/sll1809/slr0628/sll1812/sll0767/sll1810/ssl3441/sll1097</text:p>
          </table:table-cell>
        </table:table-row>
        <table:table-row table:style-name="ro1">
          <table:table-cell table:number-columns-repeated="2" office:value-type="string" calcext:value-type="string">
            <text:p>GO:0005737</text:p>
          </table:table-cell>
          <table:table-cell office:value-type="string" calcext:value-type="string">
            <text:p>cytoplasm</text:p>
          </table:table-cell>
          <table:table-cell office:value-type="float" office:value="304" calcext:value-type="float">
            <text:p>304</text:p>
          </table:table-cell>
          <table:table-cell office:value-type="float" office:value="-0.54547236936332" calcext:value-type="float">
            <text:p>-0.54547236936332</text:p>
          </table:table-cell>
          <table:table-cell office:value-type="float" office:value="-1.41219687311259" calcext:value-type="float">
            <text:p>-1.41219687311259</text:p>
          </table:table-cell>
          <table:table-cell office:value-type="float" office:value="0.0000485489868305003" calcext:value-type="float">
            <text:p>4.85489868305003E-05</text:p>
          </table:table-cell>
          <table:table-cell office:value-type="float" office:value="0.000839203915212933" calcext:value-type="float">
            <text:p>0.000839203915212933</text:p>
          </table:table-cell>
          <table:table-cell office:value-type="float" office:value="0.000635152158534364" calcext:value-type="float">
            <text:p>0.000635152158534364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tags=30%, list=17%, signal=27%</text:p>
          </table:table-cell>
          <table:table-cell office:value-type="string" calcext:value-type="string">
            <text:p>ssr0482/slr1887/sll1941/slr0551/sll1394/sll0631/slr0812/slr2075/slr1256/slr2130/sll1883/slr0519/sll0569/sll0905/sll1893/sll1018/slr1238/sll1056/slr0553/sll0643/slr0444/slr0623/sll0402/sll1776/sll1296/sll0467/sll0454/slr1598/sll1669/sll0896/slr0084/sll1498/sll1868/sll1676/slr0542/slr1367/slr1139/slr1510/slr1022/sll1902/sll1342/sll0804/slr1423/slr1748/slr0165/slr0536/sll0370/sll0144/sll1818/slr1678/sll1362/slr2102/slr0526/sll1343/slr0543/slr1884/sll0379/sll2010/slr1463/slr0545/sll1932/slr1129/sll0030/slr0633/sll0613/sll1185/sll2005/sll0148/slr0608/slr0734/sll0020/slr0156/slr0628/sll1525/sll1815/sll0057/sll0083/sll1605/sll0078/sll0154/sll0469/sll1662/slr1462/sll1099/slr0017/slr0357/sll1633/sll1931/sll0170/sll1172/sll1536/slr0500</text:p>
          </table:table-cell>
        </table:table-row>
        <table:table-row table:style-name="ro1">
          <table:table-cell table:number-columns-repeated="2" office:value-type="string" calcext:value-type="string">
            <text:p>GO:0019684</text:p>
          </table:table-cell>
          <table:table-cell office:value-type="string" calcext:value-type="string">
            <text:p>photosynthesis, light reaction</text:p>
          </table:table-cell>
          <table:table-cell office:value-type="float" office:value="11" calcext:value-type="float">
            <text:p>11</text:p>
          </table:table-cell>
          <table:table-cell office:value-type="float" office:value="-0.904694018430741" calcext:value-type="float">
            <text:p>-0.904694018430741</text:p>
          </table:table-cell>
          <table:table-cell office:value-type="float" office:value="-1.74736026189369" calcext:value-type="float">
            <text:p>-1.74736026189369</text:p>
          </table:table-cell>
          <table:table-cell office:value-type="float" office:value="0.0000562609540140298" calcext:value-type="float">
            <text:p>5.62609540140298E-05</text:p>
          </table:table-cell>
          <table:table-cell office:value-type="float" office:value="0.000850946929462201" calcext:value-type="float">
            <text:p>0.000850946929462201</text:p>
          </table:table-cell>
          <table:table-cell office:value-type="float" office:value="0.000644039868318499" calcext:value-type="float">
            <text:p>0.00064403986831849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tags=73%, list=5%, signal=69%</text:p>
          </table:table-cell>
          <table:table-cell office:value-type="string" calcext:value-type="string">
            <text:p>slr1279/sll0223/sll0520/sll0519/sll0522/slr1281/slr1280/slr0261</text:p>
          </table:table-cell>
        </table:table-row>
        <table:table-row table:style-name="ro1">
          <table:table-cell table:number-columns-repeated="2" office:value-type="string" calcext:value-type="string">
            <text:p>GO:0042773</text:p>
          </table:table-cell>
          <table:table-cell office:value-type="string" calcext:value-type="string">
            <text:p>ATP synthesis coupled electron transport</text:p>
          </table:table-cell>
          <table:table-cell office:value-type="float" office:value="11" calcext:value-type="float">
            <text:p>11</text:p>
          </table:table-cell>
          <table:table-cell office:value-type="float" office:value="-0.890236221757079" calcext:value-type="float">
            <text:p>-0.890236221757079</text:p>
          </table:table-cell>
          <table:table-cell office:value-type="float" office:value="-1.71943592629797" calcext:value-type="float">
            <text:p>-1.71943592629797</text:p>
          </table:table-cell>
          <table:table-cell office:value-type="float" office:value="0.000163700578087994" calcext:value-type="float">
            <text:p>0.000163700578087994</text:p>
          </table:table-cell>
          <table:table-cell office:value-type="float" office:value="0.00220086332762748" calcext:value-type="float">
            <text:p>0.00220086332762748</text:p>
          </table:table-cell>
          <table:table-cell office:value-type="float" office:value="0.0016657251805445" calcext:value-type="float">
            <text:p>0.00166572518054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ags=36%, list=4%, signal=35%</text:p>
          </table:table-cell>
          <table:table-cell office:value-type="string" calcext:value-type="string">
            <text:p>sll0223/sll0522/sll1733/sll1732</text:p>
          </table:table-cell>
        </table:table-row>
        <table:table-row table:style-name="ro1">
          <table:table-cell table:number-columns-repeated="2" office:value-type="string" calcext:value-type="string">
            <text:p>GO:0015979</text:p>
          </table:table-cell>
          <table:table-cell office:value-type="string" calcext:value-type="string">
            <text:p>photosynthesis</text:p>
          </table:table-cell>
          <table:table-cell office:value-type="float" office:value="82" calcext:value-type="float">
            <text:p>82</text:p>
          </table:table-cell>
          <table:table-cell office:value-type="float" office:value="-0.624943607893479" calcext:value-type="float">
            <text:p>-0.624943607893479</text:p>
          </table:table-cell>
          <table:table-cell office:value-type="float" office:value="-1.56250860698468" calcext:value-type="float">
            <text:p>-1.56250860698468</text:p>
          </table:table-cell>
          <table:table-cell office:value-type="float" office:value="0.000597099381765244" calcext:value-type="float">
            <text:p>0.000597099381765244</text:p>
          </table:table-cell>
          <table:table-cell office:value-type="float" office:value="0.00722490251935946" calcext:value-type="float">
            <text:p>0.00722490251935946</text:p>
          </table:table-cell>
          <table:table-cell office:value-type="float" office:value="0.00546817328563961" calcext:value-type="float">
            <text:p>0.00546817328563961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tags=55%, list=22%, signal=43%</text:p>
          </table:table-cell>
          <table:table-cell office:value-type="string" calcext:value-type="string">
            <text:p>sll1028/sll1194/slr1459/sml0002/slr1839/sll0819/sll1471/slr0823/ssr2831/ssr0330/ssr3383/sml0008/sll0928/sll1796/sml0007/sll1245/sml0001/ssl2598/sll1579/sll0554/slr2051/smr0004/sll1578/sll1577/sll1214/smr0007/sll1316/smr0010/smr0008/slr1030/slr0335/slr0737/slr1655/slr1986/sml0004/slr0342/slr0525/sll1317/slr1055/sml0005/slr1835/slr2067/slr1834/sll1184/slr0611</text:p>
          </table:table-cell>
        </table:table-row>
        <table:table-row table:style-name="ro1">
          <table:table-cell table:number-columns-repeated="2" office:value-type="string" calcext:value-type="string">
            <text:p>GO:0003729</text:p>
          </table:table-cell>
          <table:table-cell office:value-type="string" calcext:value-type="string">
            <text:p>mRNA binding</text:p>
          </table:table-cell>
          <table:table-cell office:value-type="float" office:value="12" calcext:value-type="float">
            <text:p>12</text:p>
          </table:table-cell>
          <table:table-cell office:value-type="float" office:value="-0.847511511853301" calcext:value-type="float">
            <text:p>-0.847511511853301</text:p>
          </table:table-cell>
          <table:table-cell office:value-type="float" office:value="-1.66146977098745" calcext:value-type="float">
            <text:p>-1.66146977098745</text:p>
          </table:table-cell>
          <table:table-cell office:value-type="float" office:value="0.000759749909505242" calcext:value-type="float">
            <text:p>0.000759749909505242</text:p>
          </table:table-cell>
          <table:table-cell office:value-type="float" office:value="0.00835724900455766" calcext:value-type="float">
            <text:p>0.00835724900455766</text:p>
          </table:table-cell>
          <table:table-cell office:value-type="float" office:value="0.00632519063415847" calcext:value-type="float">
            <text:p>0.00632519063415847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tags=67%, list=10%, signal=60%</text:p>
          </table:table-cell>
          <table:table-cell office:value-type="string" calcext:value-type="string">
            <text:p>slr1356/sll1821/ssr1766/slr0298/slr0665/sll1746/sll1804/sll1097</text:p>
          </table:table-cell>
        </table:table-row>
        <table:table-row table:style-name="ro1">
          <table:table-cell table:number-columns-repeated="2" office:value-type="string" calcext:value-type="string">
            <text:p>GO:0022625</text:p>
          </table:table-cell>
          <table:table-cell office:value-type="string" calcext:value-type="string">
            <text:p>cytosolic large ribosomal subunit</text:p>
          </table:table-cell>
          <table:table-cell office:value-type="float" office:value="20" calcext:value-type="float">
            <text:p>20</text:p>
          </table:table-cell>
          <table:table-cell office:value-type="float" office:value="-0.78461533021354" calcext:value-type="float">
            <text:p>-0.78461533021354</text:p>
          </table:table-cell>
          <table:table-cell office:value-type="float" office:value="-1.67339403918333" calcext:value-type="float">
            <text:p>-1.67339403918333</text:p>
          </table:table-cell>
          <table:table-cell office:value-type="float" office:value="0.000832942824783703" calcext:value-type="float">
            <text:p>0.000832942824783703</text:p>
          </table:table-cell>
          <table:table-cell office:value-type="float" office:value="0.00839884014990234" calcext:value-type="float">
            <text:p>0.00839884014990234</text:p>
          </table:table-cell>
          <table:table-cell office:value-type="float" office:value="0.00635666892598089" calcext:value-type="float">
            <text:p>0.00635666892598089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ags=80%, list=13%, signal=70%</text:p>
          </table:table-cell>
          <table:table-cell office:value-type="string" calcext:value-type="string">
            <text:p>sll1244/sll1819/sll1813/ssl1426/sll1740/ssl3436/sll1821/sll1801/sll1811/sll1745/sll1746/sll1808/sll1743/sll0767/ssr2799/sll1810</text:p>
          </table:table-cell>
        </table:table-row>
        <table:table-row table:style-name="ro1">
          <table:table-cell table:number-columns-repeated="2" office:value-type="string" calcext:value-type="string">
            <text:p>GO:0016168</text:p>
          </table:table-cell>
          <table:table-cell office:value-type="string" calcext:value-type="string">
            <text:p>chlorophyll binding</text:p>
          </table:table-cell>
          <table:table-cell office:value-type="float" office:value="14" calcext:value-type="float">
            <text:p>14</text:p>
          </table:table-cell>
          <table:table-cell office:value-type="float" office:value="-0.828374205206942" calcext:value-type="float">
            <text:p>-0.828374205206942</text:p>
          </table:table-cell>
          <table:table-cell office:value-type="float" office:value="-1.6648548556787" calcext:value-type="float">
            <text:p>-1.6648548556787</text:p>
          </table:table-cell>
          <table:table-cell office:value-type="float" office:value="0.000962824508432113" calcext:value-type="float">
            <text:p>0.000962824508432113</text:p>
          </table:table-cell>
          <table:table-cell office:value-type="float" office:value="0.00896167427079121" calcext:value-type="float">
            <text:p>0.00896167427079121</text:p>
          </table:table-cell>
          <table:table-cell office:value-type="float" office:value="0.00678265038328695" calcext:value-type="float">
            <text:p>0.00678265038328695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tags=64%, list=15%, signal=55%</text:p>
          </table:table-cell>
          <table:table-cell office:value-type="string" calcext:value-type="string">
            <text:p>slr1181/slr0906/slr0927/sll0849/ssl1633/sll0247/sll0851/slr1835/slr1834</text:p>
          </table:table-cell>
        </table:table-row>
        <table:table-row table:style-name="ro1">
          <table:table-cell table:number-columns-repeated="2" office:value-type="string" calcext:value-type="string">
            <text:p>GO:0009060</text:p>
          </table:table-cell>
          <table:table-cell office:value-type="string" calcext:value-type="string">
            <text:p>aerobic respiration</text:p>
          </table:table-cell>
          <table:table-cell office:value-type="float" office:value="13" calcext:value-type="float">
            <text:p>13</text:p>
          </table:table-cell>
          <table:table-cell office:value-type="float" office:value="-0.82890040933764" calcext:value-type="float">
            <text:p>-0.82890040933764</text:p>
          </table:table-cell>
          <table:table-cell office:value-type="float" office:value="-1.65403017855037" calcext:value-type="float">
            <text:p>-1.65403017855037</text:p>
          </table:table-cell>
          <table:table-cell office:value-type="float" office:value="0.00150447321478779" calcext:value-type="float">
            <text:p>0.00150447321478779</text:p>
          </table:table-cell>
          <table:table-cell office:value-type="float" office:value="0.0124115360168629" calcext:value-type="float">
            <text:p>0.0124115360168629</text:p>
          </table:table-cell>
          <table:table-cell office:value-type="float" office:value="0.00939368102189712" calcext:value-type="float">
            <text:p>0.0093936810218971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ags=23%, list=2%, signal=23%</text:p>
          </table:table-cell>
          <table:table-cell office:value-type="string" calcext:value-type="string">
            <text:p>sll0519/sll1733/slr1280</text:p>
          </table:table-cell>
        </table:table-row>
        <table:table-row table:style-name="ro1">
          <table:table-cell table:number-columns-repeated="2" office:value-type="string" calcext:value-type="string">
            <text:p>GO:0005829</text:p>
          </table:table-cell>
          <table:table-cell office:value-type="string" calcext:value-type="string">
            <text:p>cytosol</text:p>
          </table:table-cell>
          <table:table-cell office:value-type="float" office:value="222" calcext:value-type="float">
            <text:p>222</text:p>
          </table:table-cell>
          <table:table-cell office:value-type="float" office:value="-0.531486961873397" calcext:value-type="float">
            <text:p>-0.531486961873397</text:p>
          </table:table-cell>
          <table:table-cell office:value-type="float" office:value="-1.36967187496356" calcext:value-type="float">
            <text:p>-1.36967187496356</text:p>
          </table:table-cell>
          <table:table-cell office:value-type="float" office:value="0.0015386201673797" calcext:value-type="float">
            <text:p>0.0015386201673797</text:p>
          </table:table-cell>
          <table:table-cell office:value-type="float" office:value="0.0124115360168629" calcext:value-type="float">
            <text:p>0.0124115360168629</text:p>
          </table:table-cell>
          <table:table-cell office:value-type="float" office:value="0.00939368102189712" calcext:value-type="float">
            <text:p>0.00939368102189712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tags=27%, list=15%, signal=24%</text:p>
          </table:table-cell>
          <table:table-cell office:value-type="string" calcext:value-type="string">
            <text:p>slr0115/slr1349/slr1639/slr0212/sll1363/sll1209/sll1742/slr0951/sll1994/sll1634/slr1959/slr1228/slr0862/slr1139/sll1712/slr0593/slr1334/sll1816/sll0396/sll1127/slr1517/slr0665/sll0992/sll1425/sll0362/sll0220/slr0657/sll1074/sll1786/sll1043/ssl2233/slr0321/slr0974/slr0947/sll0807/slr1783/slr0833/sll0578/slr0293/slr1123/slr1348/slr0557/sll1069/sll0757/sll1098/slr0118/sll0920/slr1424/sll1815/ssl2084/sll1945/slr0213/slr1462/slr1945/ssl3441/sll1931/sll1933/slr2042/sll1536</text:p>
          </table:table-cell>
        </table:table-row>
        <table:table-row table:style-name="ro1">
          <table:table-cell table:number-columns-repeated="2" office:value-type="string" calcext:value-type="string">
            <text:p>GO:0015990</text:p>
          </table:table-cell>
          <table:table-cell office:value-type="string" calcext:value-type="string">
            <text:p>electron transport coupled proton transport</text:p>
          </table:table-cell>
          <table:table-cell office:value-type="float" office:value="10" calcext:value-type="float">
            <text:p>10</text:p>
          </table:table-cell>
          <table:table-cell office:value-type="float" office:value="-0.862645249017407" calcext:value-type="float">
            <text:p>-0.862645249017407</text:p>
          </table:table-cell>
          <table:table-cell office:value-type="float" office:value="-1.65075862385146" calcext:value-type="float">
            <text:p>-1.65075862385146</text:p>
          </table:table-cell>
          <table:table-cell office:value-type="float" office:value="0.00222435219612488" calcext:value-type="float">
            <text:p>0.00222435219612488</text:p>
          </table:table-cell>
          <table:table-cell office:value-type="float" office:value="0.0168216634831944" calcext:value-type="float">
            <text:p>0.0168216634831944</text:p>
          </table:table-cell>
          <table:table-cell office:value-type="float" office:value="0.0127314895436095" calcext:value-type="float">
            <text:p>0.012731489543609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ags=30%, list=2%, signal=30%</text:p>
          </table:table-cell>
          <table:table-cell office:value-type="string" calcext:value-type="string">
            <text:p>sll8031/sll1733/slr1280</text:p>
          </table:table-cell>
        </table:table-row>
        <table:table-row table:style-name="ro1">
          <table:table-cell table:number-columns-repeated="2" office:value-type="string" calcext:value-type="string">
            <text:p>GO:0006633</text:p>
          </table:table-cell>
          <table:table-cell office:value-type="string" calcext:value-type="string">
            <text:p>fatty acid biosynthetic process</text:p>
          </table:table-cell>
          <table:table-cell office:value-type="float" office:value="12" calcext:value-type="float">
            <text:p>12</text:p>
          </table:table-cell>
          <table:table-cell office:value-type="float" office:value="-0.824306861043547" calcext:value-type="float">
            <text:p>-0.824306861043547</text:p>
          </table:table-cell>
          <table:table-cell office:value-type="float" office:value="-1.61597914893983" calcext:value-type="float">
            <text:p>-1.61597914893983</text:p>
          </table:table-cell>
          <table:table-cell office:value-type="float" office:value="0.0024765503510678" calcext:value-type="float">
            <text:p>0.0024765503510678</text:p>
          </table:table-cell>
          <table:table-cell office:value-type="float" office:value="0.0176272113223061" calcext:value-type="float">
            <text:p>0.0176272113223061</text:p>
          </table:table-cell>
          <table:table-cell office:value-type="float" office:value="0.0133411690738637" calcext:value-type="float">
            <text:p>0.0133411690738637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tags=58%, list=14%, signal=50%</text:p>
          </table:table-cell>
          <table:table-cell office:value-type="string" calcext:value-type="string">
            <text:p>sll0053/slr1510/sll0728/sll1069/sll1605/sll0336/sll0541</text:p>
          </table:table-cell>
        </table:table-row>
        <table:table-row table:style-name="ro1">
          <table:table-cell table:number-columns-repeated="2" office:value-type="string" calcext:value-type="string">
            <text:p>GO:0000049</text:p>
          </table:table-cell>
          <table:table-cell office:value-type="string" calcext:value-type="string">
            <text:p>tRNA binding</text:p>
          </table:table-cell>
          <table:table-cell office:value-type="float" office:value="26" calcext:value-type="float">
            <text:p>26</text:p>
          </table:table-cell>
          <table:table-cell office:value-type="float" office:value="-0.725647464951922" calcext:value-type="float">
            <text:p>-0.725647464951922</text:p>
          </table:table-cell>
          <table:table-cell office:value-type="float" office:value="-1.62085233446048" calcext:value-type="float">
            <text:p>-1.62085233446048</text:p>
          </table:table-cell>
          <table:table-cell office:value-type="float" office:value="0.00335699176403806" calcext:value-type="float">
            <text:p>0.00335699176403806</text:p>
          </table:table-cell>
          <table:table-cell office:value-type="float" office:value="0.0213787370236108" calcext:value-type="float">
            <text:p>0.0213787370236108</text:p>
          </table:table-cell>
          <table:table-cell office:value-type="float" office:value="0.0161805143197402" calcext:value-type="float">
            <text:p>0.0161805143197402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tags=50%, list=12%, signal=44%</text:p>
          </table:table-cell>
          <table:table-cell office:value-type="string" calcext:value-type="string">
            <text:p>sll0454/sll1096/sll1816/sll1362/sll0362/sll1553/sll1805/slr1129/sll0825/sll1808/sll0078/sll1101/sll1097</text:p>
          </table:table-cell>
        </table:table-row>
        <table:table-row table:style-name="ro1">
          <table:table-cell table:number-columns-repeated="2" office:value-type="string" calcext:value-type="string">
            <text:p>GO:0005840</text:p>
          </table:table-cell>
          <table:table-cell office:value-type="string" calcext:value-type="string">
            <text:p>ribosome</text:p>
          </table:table-cell>
          <table:table-cell office:value-type="float" office:value="20" calcext:value-type="float">
            <text:p>20</text:p>
          </table:table-cell>
          <table:table-cell office:value-type="float" office:value="-0.759274305565028" calcext:value-type="float">
            <text:p>-0.759274305565028</text:p>
          </table:table-cell>
          <table:table-cell office:value-type="float" office:value="-1.61934778497354" calcext:value-type="float">
            <text:p>-1.61934778497354</text:p>
          </table:table-cell>
          <table:table-cell office:value-type="float" office:value="0.00322742316100138" calcext:value-type="float">
            <text:p>0.00322742316100138</text:p>
          </table:table-cell>
          <table:table-cell office:value-type="float" office:value="0.0213787370236108" calcext:value-type="float">
            <text:p>0.0213787370236108</text:p>
          </table:table-cell>
          <table:table-cell office:value-type="float" office:value="0.0161805143197402" calcext:value-type="float">
            <text:p>0.0161805143197402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tags=70%, list=18%, signal=57%</text:p>
          </table:table-cell>
          <table:table-cell office:value-type="string" calcext:value-type="string">
            <text:p>smr0011/ssl0601/ssl3445/ssr1604/sll1824/sll1807/sll1096/sll1800/slr1356/sll1821/slr1678/sml0006/sll1805/sll1097</text:p>
          </table:table-cell>
        </table:table-row>
        <table:table-row table:style-name="ro1">
          <table:table-cell table:number-columns-repeated="2" office:value-type="string" calcext:value-type="string">
            <text:p>GO:0051539</text:p>
          </table:table-cell>
          <table:table-cell office:value-type="string" calcext:value-type="string">
            <text:p>4 iron, 4 sulfur cluster binding</text:p>
          </table:table-cell>
          <table:table-cell office:value-type="float" office:value="51" calcext:value-type="float">
            <text:p>51</text:p>
          </table:table-cell>
          <table:table-cell office:value-type="float" office:value="-0.634572835445162" calcext:value-type="float">
            <text:p>-0.634572835445162</text:p>
          </table:table-cell>
          <table:table-cell office:value-type="float" office:value="-1.54721999307345" calcext:value-type="float">
            <text:p>-1.54721999307345</text:p>
          </table:table-cell>
          <table:table-cell office:value-type="float" office:value="0.00368381237443963" calcext:value-type="float">
            <text:p>0.00368381237443963</text:p>
          </table:table-cell>
          <table:table-cell office:value-type="float" office:value="0.0222870648653598" calcext:value-type="float">
            <text:p>0.0222870648653598</text:p>
          </table:table-cell>
          <table:table-cell office:value-type="float" office:value="0.0168679829776973" calcext:value-type="float">
            <text:p>0.0168679829776973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tags=29%, list=12%, signal=26%</text:p>
          </table:table-cell>
          <table:table-cell office:value-type="string" calcext:value-type="string">
            <text:p>slr1598/slr0348/sll0554/sll0037/slr0665/sll1831/slr0963/sll0757/slr1835/sll0520/slr0118/ssl0563/slr2136/slr1834/slr1280</text:p>
          </table:table-cell>
        </table:table-row>
        <table:table-row table:style-name="ro1">
          <table:table-cell table:number-columns-repeated="2" office:value-type="string" calcext:value-type="string">
            <text:p>GO:0005506</text:p>
          </table:table-cell>
          <table:table-cell office:value-type="string" calcext:value-type="string">
            <text:p>iron ion binding</text:p>
          </table:table-cell>
          <table:table-cell office:value-type="float" office:value="34" calcext:value-type="float">
            <text:p>34</text:p>
          </table:table-cell>
          <table:table-cell office:value-type="float" office:value="-0.671658823469038" calcext:value-type="float">
            <text:p>-0.671658823469038</text:p>
          </table:table-cell>
          <table:table-cell office:value-type="float" office:value="-1.56529819022557" calcext:value-type="float">
            <text:p>-1.56529819022557</text:p>
          </table:table-cell>
          <table:table-cell office:value-type="float" office:value="0.00847001042817684" calcext:value-type="float">
            <text:p>0.00847001042817684</text:p>
          </table:table-cell>
          <table:table-cell office:value-type="float" office:value="0.0488033934194951" calcext:value-type="float">
            <text:p>0.0488033934194951</text:p>
          </table:table-cell>
          <table:table-cell office:value-type="float" office:value="0.0369368875815231" calcext:value-type="float">
            <text:p>0.0369368875815231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tags=50%, list=19%, signal=41%</text:p>
          </table:table-cell>
          <table:table-cell office:value-type="string" calcext:value-type="string">
            <text:p>slr0807/sll1659/sll1796/sll0258/slr1181/slr2033/ssr3451/smr0006/slr0927/ssl2667/sll1214/sll1510/sll0849/sll1317/sll0520/slr2136/slr128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pan text:style-name="T1">Supp. Table S6:</text:span> Gene set enrichment analysis (GSEA) of Lys-treated CRISPRi library on basis of gene ontology (GO) term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etSize</text:p>
          </table:table-cell>
          <table:table-cell office:value-type="string" calcext:value-type="string">
            <text:p>enrichmentScore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p.adjust</text:p>
          </table:table-cell>
          <table:table-cell office:value-type="string" calcext:value-type="string">
            <text:p>qvalu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leading_edge</text:p>
          </table:table-cell>
          <table:table-cell office:value-type="string" calcext:value-type="string">
            <text:p>core_enrichment</text:p>
          </table:table-cell>
        </table:table-row>
        <table:table-row table:style-name="ro1">
          <table:table-cell table:number-columns-repeated="2" office:value-type="string" calcext:value-type="string">
            <text:p>GO:0003735</text:p>
          </table:table-cell>
          <table:table-cell office:value-type="string" calcext:value-type="string">
            <text:p>structural constituent of ribosome</text:p>
          </table:table-cell>
          <table:table-cell office:value-type="float" office:value="56" calcext:value-type="float">
            <text:p>56</text:p>
          </table:table-cell>
          <table:table-cell office:value-type="float" office:value="-0.83987013355913" calcext:value-type="float">
            <text:p>-0.83987013355913</text:p>
          </table:table-cell>
          <table:table-cell office:value-type="float" office:value="-2.49333026731183" calcext:value-type="float">
            <text:p>-2.49333026731183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0.00000000356932694685" calcext:value-type="float">
            <text:p>3.56932694685397E-09</text:p>
          </table:table-cell>
          <table:table-cell office:value-type="float" office:value="0.00000000239093671081" calcext:value-type="float">
            <text:p>2.39093671081127E-09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tags=82%, list=10%, signal=75%</text:p>
          </table:table-cell>
          <table:table-cell office:value-type="string" calcext:value-type="string">
            <text:p>sll1816/ssr0482/sll1744/ssr1736/sll1817/smr0011/sll1819/ssl2233/sll1822/slr1678/sll1803/sll1806/sll1096/sll1811/sll0767/ssr1398/sll1800/sll1740/sll1745/sll1799/ssl1426/sll1812/sll1746/ssr1399/sll1824/ssl1784/slr0469/sll1801/sml0006/sll1802/sll1101/sll1810/sll1743/slr0628/sll1808/ssl3432/ssl3436/sll1805/sll1804/ssl3445/sll1807/ssl3437/sll1809/ssr2799/sll1097/sll1260</text:p>
          </table:table-cell>
        </table:table-row>
        <table:table-row table:style-name="ro1">
          <table:table-cell table:number-columns-repeated="2" office:value-type="string" calcext:value-type="string">
            <text:p>GO:0006412</text:p>
          </table:table-cell>
          <table:table-cell office:value-type="string" calcext:value-type="string">
            <text:p>translation</text:p>
          </table:table-cell>
          <table:table-cell office:value-type="float" office:value="63" calcext:value-type="float">
            <text:p>63</text:p>
          </table:table-cell>
          <table:table-cell office:value-type="float" office:value="-0.815303018316458" calcext:value-type="float">
            <text:p>-0.815303018316458</text:p>
          </table:table-cell>
          <table:table-cell office:value-type="float" office:value="-2.46505840855069" calcext:value-type="float">
            <text:p>-2.46505840855069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0.00000000356932694685" calcext:value-type="float">
            <text:p>3.56932694685397E-09</text:p>
          </table:table-cell>
          <table:table-cell office:value-type="float" office:value="0.00000000239093671081" calcext:value-type="float">
            <text:p>2.39093671081127E-09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tags=79%, list=10%, signal=73%</text:p>
          </table:table-cell>
          <table:table-cell office:value-type="string" calcext:value-type="string">
            <text:p>slr1356/sll1821/sll0145/sll1816/ssr0482/sll1744/slr0877/ssr1736/sll1817/smr0011/sll1819/ssl2233/sll1822/slr1678/sll1803/sll1806/sll1096/sll1811/sll0767/ssr1398/sll1800/sll1740/sll1745/sll1799/ssl1426/sll1812/sll1746/ssr1399/sll1824/ssl1784/slr0469/sll1801/sml0006/sll1435/sll1101/sll1743/slr0628/sll1808/ssl3432/ssl3436/sll1805/sll1804/ssl3445/sll1807/ssl3437/sll1809/ssr2799/sll1097/slr1549/sll1260</text:p>
          </table:table-cell>
        </table:table-row>
        <table:table-row table:style-name="ro1">
          <table:table-cell table:number-columns-repeated="2" office:value-type="string" calcext:value-type="string">
            <text:p>GO:0019843</text:p>
          </table:table-cell>
          <table:table-cell office:value-type="string" calcext:value-type="string">
            <text:p>rRNA binding</text:p>
          </table:table-cell>
          <table:table-cell office:value-type="float" office:value="36" calcext:value-type="float">
            <text:p>36</text:p>
          </table:table-cell>
          <table:table-cell office:value-type="float" office:value="-0.856505557559961" calcext:value-type="float">
            <text:p>-0.856505557559961</text:p>
          </table:table-cell>
          <table:table-cell office:value-type="float" office:value="-2.37728447316003" calcext:value-type="float">
            <text:p>-2.37728447316003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0.00000000356932694685" calcext:value-type="float">
            <text:p>3.56932694685397E-09</text:p>
          </table:table-cell>
          <table:table-cell office:value-type="float" office:value="0.00000000239093671081" calcext:value-type="float">
            <text:p>2.39093671081127E-09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tags=75%, list=10%, signal=68%</text:p>
          </table:table-cell>
          <table:table-cell office:value-type="string" calcext:value-type="string">
            <text:p>sll1816/sll1744/slr0321/sll1817/slr1678/sll1803/sll1096/sll0767/sll1800/sll1799/sll1812/ssl1784/slr0469/sll1801/sll1802/sll1810/slr0628/ssl3441/sll1808/ssl3432/sll1805/sll1804/ssl3445/sll1807/ssl3437/sll1809/sll1097</text:p>
          </table:table-cell>
        </table:table-row>
        <table:table-row table:style-name="ro1">
          <table:table-cell table:number-columns-repeated="2" office:value-type="string" calcext:value-type="string">
            <text:p>GO:0031676</text:p>
          </table:table-cell>
          <table:table-cell office:value-type="string" calcext:value-type="string">
            <text:p>plasma membrane-derived thylakoid membrane</text:p>
          </table:table-cell>
          <table:table-cell office:value-type="float" office:value="114" calcext:value-type="float">
            <text:p>114</text:p>
          </table:table-cell>
          <table:table-cell office:value-type="float" office:value="-0.648740249126327" calcext:value-type="float">
            <text:p>-0.648740249126327</text:p>
          </table:table-cell>
          <table:table-cell office:value-type="float" office:value="-2.10722386773684" calcext:value-type="float">
            <text:p>-2.10722386773684</text:p>
          </table:table-cell>
          <table:table-cell office:value-type="float" office:value="0.00000000011799427923" calcext:value-type="float">
            <text:p>1.17994279234842E-10</text:p>
          </table:table-cell>
          <table:table-cell office:value-type="float" office:value="0.00000000356932694685" calcext:value-type="float">
            <text:p>3.56932694685397E-09</text:p>
          </table:table-cell>
          <table:table-cell office:value-type="float" office:value="0.00000000239093671081" calcext:value-type="float">
            <text:p>2.39093671081127E-09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tags=56%, list=19%, signal=46%</text:p>
          </table:table-cell>
          <table:table-cell office:value-type="string" calcext:value-type="string">
            <text:p>sll1579/sml0007/slr1181/slr0331/sll0616/slr0927/sll0199/ssl2009/sll0412/sll1513/slr1835/slr0342/slr0906/sll0258/ssl2598/ssl0563/slr0823/sll0851/slr1834/sml0004/slr1643/slr1796/sll1324/smr0008/slr2051/sll1323/sll0427/slr1459/sll1317/sll0849/sml0005/ssl3335/slr0343/smr0010/sll1322/ssl2615/slr1604/sll1814/sll1316/sll1578/sll1326/sll0247/slr1986/slr1390/sll1262/sll0223/slr1034/sll0520/sll1577/sll1325/sll1327/slr1279/slr1949/sll0519/slr2067/sll0522/slr1330/slr0335/slr1329/slr1623/slr1281/ssr1386/slr1280/slr0261</text:p>
          </table:table-cell>
        </table:table-row>
        <table:table-row table:style-name="ro1">
          <table:table-cell table:number-columns-repeated="2" office:value-type="string" calcext:value-type="string">
            <text:p>GO:0022625</text:p>
          </table:table-cell>
          <table:table-cell office:value-type="string" calcext:value-type="string">
            <text:p>cytosolic large ribosomal subunit</text:p>
          </table:table-cell>
          <table:table-cell office:value-type="float" office:value="20" calcext:value-type="float">
            <text:p>20</text:p>
          </table:table-cell>
          <table:table-cell office:value-type="float" office:value="-0.884248036153542" calcext:value-type="float">
            <text:p>-0.884248036153542</text:p>
          </table:table-cell>
          <table:table-cell office:value-type="float" office:value="-2.14993647403479" calcext:value-type="float">
            <text:p>-2.14993647403479</text:p>
          </table:table-cell>
          <table:table-cell office:value-type="float" office:value="0.00000000099641276676" calcext:value-type="float">
            <text:p>9.96412766761648E-10</text:p>
          </table:table-cell>
          <table:table-cell office:value-type="float" office:value="0.00000002411318895563" calcext:value-type="float">
            <text:p>2.41131889556319E-08</text:p>
          </table:table-cell>
          <table:table-cell office:value-type="float" office:value="0.00000001615237537698" calcext:value-type="float">
            <text:p>1.61523753769783E-08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tags=85%, list=7%, signal=80%</text:p>
          </table:table-cell>
          <table:table-cell office:value-type="string" calcext:value-type="string">
            <text:p>sll1819/sll1803/sll1806/sll1811/sll0767/sll1740/sll1745/sll1799/ssl1426/sll1746/sll1801/sll1802/sll1810/sll1743/sll1808/ssl3436/ssr2799</text:p>
          </table:table-cell>
        </table:table-row>
        <table:table-row table:style-name="ro1">
          <table:table-cell table:number-columns-repeated="2" office:value-type="string" calcext:value-type="string">
            <text:p>GO:0005737</text:p>
          </table:table-cell>
          <table:table-cell office:value-type="string" calcext:value-type="string">
            <text:p>cytoplasm</text:p>
          </table:table-cell>
          <table:table-cell office:value-type="float" office:value="304" calcext:value-type="float">
            <text:p>304</text:p>
          </table:table-cell>
          <table:table-cell office:value-type="float" office:value="-0.510059358747895" calcext:value-type="float">
            <text:p>-0.510059358747895</text:p>
          </table:table-cell>
          <table:table-cell office:value-type="float" office:value="-1.82233184296276" calcext:value-type="float">
            <text:p>-1.82233184296276</text:p>
          </table:table-cell>
          <table:table-cell office:value-type="float" office:value="0.00000000175405052613" calcext:value-type="float">
            <text:p>1.75405052612601E-09</text:p>
          </table:table-cell>
          <table:table-cell office:value-type="float" office:value="0.00000003537335227687" calcext:value-type="float">
            <text:p>3.53733522768745E-08</text:p>
          </table:table-cell>
          <table:table-cell office:value-type="float" office:value="0.00000002369506851083" calcext:value-type="float">
            <text:p>2.3695068510825E-08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tags=46%, list=25%, signal=37%</text:p>
          </table:table-cell>
          <table:table-cell office:value-type="string" calcext:value-type="string">
            <text:p>slr0381/sll1296/slr0233/sll1120/slr1842/sll0643/sll1495/ssr2061/sll0896/sll1633/slr0733/sll0844/sll0098/sll1776/slr0053/sll1902/sll1496/slr1679/sll0865/slr0900/sll0495/sll0080/slr0542/slr1090/sll1868/slr0839/sll1626/slr1703/slr0585/slr0787/slr0609/sll0804/sll1342/slr0520/slr0638/sll0567/slr0661/slr1848/sll1110/sll1621/sll0467/slr1748/sll0225/slr0807/sll1676/sll1932/sll0868/sll1558/sll0017/sll0402/slr1565/slr0156/sll1818/sll1343/sll1612/slr0434/slr0070/slr0267/sll0660/slr0084/slr0551/slr0744/sll1056/sll0030/slr0545/slr0633/slr0444/sll0902/slr0011/slr1887/sll0145/sll0373/sll0613/sll1883/slr1791/slr0812/ssr0482/slr0958/sll0454/slr0186/slr1423/slr2130/sll0569/sll0900/sll1893/slr0623/slr1560/slr1022/slr1720/slr1598/sll0401/sll0154/sll1669/sll2010/slr0519/slr1678/sll0899/slr0379/sll0148/sll0534/sll0083/sll1941/slr0536/sll1823/sll0379/sll0936/sll1662/slr0017/slr2075/ssr1398/sll1498/sll1185/slr0734/slr1898/slr2102/sll0469/slr0165/sll1261/sll0144/slr0526/sll0057/sll2005/sll1536/sll1815/slr1463/sll1362/sll0370/slr1462/sll0020/sll1931/slr0628/sll1172/sll1605/slr0608/sll0078/sll0170/sll1525/slr0652/slr0357/slr0500/sll1099</text:p>
          </table:table-cell>
        </table:table-row>
        <table:table-row table:style-name="ro1">
          <table:table-cell table:number-columns-repeated="2" office:value-type="string" calcext:value-type="string">
            <text:p>GO:0048038</text:p>
          </table:table-cell>
          <table:table-cell office:value-type="string" calcext:value-type="string">
            <text:p>quinone binding</text:p>
          </table:table-cell>
          <table:table-cell office:value-type="float" office:value="16" calcext:value-type="float">
            <text:p>16</text:p>
          </table:table-cell>
          <table:table-cell office:value-type="float" office:value="-0.891195000502633" calcext:value-type="float">
            <text:p>-0.891195000502633</text:p>
          </table:table-cell>
          <table:table-cell office:value-type="float" office:value="-2.03810920953137" calcext:value-type="float">
            <text:p>-2.03810920953137</text:p>
          </table:table-cell>
          <table:table-cell office:value-type="float" office:value="0.00000002622988271917" calcext:value-type="float">
            <text:p>2.62298827191736E-08</text:p>
          </table:table-cell>
          <table:table-cell office:value-type="float" office:value="0.00000045340225843143" calcext:value-type="float">
            <text:p>4.5340225843143E-07</text:p>
          </table:table-cell>
          <table:table-cell office:value-type="float" office:value="0.00000030371443148517" calcext:value-type="float">
            <text:p>3.03714431485168E-0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ags=75%, list=4%, signal=72%</text:p>
          </table:table-cell>
          <table:table-cell office:value-type="string" calcext:value-type="string">
            <text:p>sll1262/sll0223/sll0520/slr1279/sll0519/sll0521/sll0522/slr1623/slr1281/ssr1386/slr1280/slr0261</text:p>
          </table:table-cell>
        </table:table-row>
        <table:table-row table:style-name="ro1">
          <table:table-cell table:number-columns-repeated="2" office:value-type="string" calcext:value-type="string">
            <text:p>GO:0022627</text:p>
          </table:table-cell>
          <table:table-cell office:value-type="string" calcext:value-type="string">
            <text:p>cytosolic small ribosomal subunit</text:p>
          </table:table-cell>
          <table:table-cell office:value-type="float" office:value="11" calcext:value-type="float">
            <text:p>11</text:p>
          </table:table-cell>
          <table:table-cell office:value-type="float" office:value="-0.914692365395745" calcext:value-type="float">
            <text:p>-0.914692365395745</text:p>
          </table:table-cell>
          <table:table-cell office:value-type="float" office:value="-1.93499472406005" calcext:value-type="float">
            <text:p>-1.93499472406005</text:p>
          </table:table-cell>
          <table:table-cell office:value-type="float" office:value="0.00000076146952886779" calcext:value-type="float">
            <text:p>7.61469528867791E-07</text:p>
          </table:table-cell>
          <table:table-cell office:value-type="float" office:value="0.0000115172266241253" calcext:value-type="float">
            <text:p>1.15172266241253E-05</text:p>
          </table:table-cell>
          <table:table-cell office:value-type="float" office:value="0.00000771488864773946" calcext:value-type="float">
            <text:p>7.71488864773946E-06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tags=91%, list=8%, signal=84%</text:p>
          </table:table-cell>
          <table:table-cell office:value-type="string" calcext:value-type="string">
            <text:p>sll1817/sll1822/ssr1399/ssl1784/ssl3432/sll1804/ssl3437/sll1809/sll1097/sll1260</text:p>
          </table:table-cell>
        </table:table-row>
        <table:table-row table:style-name="ro1">
          <table:table-cell table:number-columns-repeated="2" office:value-type="string" calcext:value-type="string">
            <text:p>GO:0000049</text:p>
          </table:table-cell>
          <table:table-cell office:value-type="string" calcext:value-type="string">
            <text:p>tRNA binding</text:p>
          </table:table-cell>
          <table:table-cell office:value-type="float" office:value="26" calcext:value-type="float">
            <text:p>26</text:p>
          </table:table-cell>
          <table:table-cell office:value-type="float" office:value="-0.783721176781309" calcext:value-type="float">
            <text:p>-0.783721176781309</text:p>
          </table:table-cell>
          <table:table-cell office:value-type="float" office:value="-2.00637856355962" calcext:value-type="float">
            <text:p>-2.00637856355962</text:p>
          </table:table-cell>
          <table:table-cell office:value-type="float" office:value="0.00000119811284420723" calcext:value-type="float">
            <text:p>1.19811284420723E-06</text:p>
          </table:table-cell>
          <table:table-cell office:value-type="float" office:value="0.0000161079615721194" calcext:value-type="float">
            <text:p>1.61079615721194E-05</text:p>
          </table:table-cell>
          <table:table-cell office:value-type="float" office:value="0.0000107900221057259" calcext:value-type="float">
            <text:p>1.07900221057259E-05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tags=58%, list=11%, signal=52%</text:p>
          </table:table-cell>
          <table:table-cell office:value-type="string" calcext:value-type="string">
            <text:p>sll0179/sll1816/sll0454/sll1744/slr1550/sll0825/sll1553/sll1096/sll0362/sll1362/sll1101/sll1808/sll1805/sll0078/sll1097</text:p>
          </table:table-cell>
        </table:table-row>
        <table:table-row table:style-name="ro1">
          <table:table-cell table:number-columns-repeated="2" office:value-type="string" calcext:value-type="string">
            <text:p>GO:0019684</text:p>
          </table:table-cell>
          <table:table-cell office:value-type="string" calcext:value-type="string">
            <text:p>photosynthesis, light reaction</text:p>
          </table:table-cell>
          <table:table-cell office:value-type="float" office:value="11" calcext:value-type="float">
            <text:p>11</text:p>
          </table:table-cell>
          <table:table-cell office:value-type="float" office:value="-0.899150296077626" calcext:value-type="float">
            <text:p>-0.899150296077626</text:p>
          </table:table-cell>
          <table:table-cell office:value-type="float" office:value="-1.90211610468016" calcext:value-type="float">
            <text:p>-1.90211610468016</text:p>
          </table:table-cell>
          <table:table-cell office:value-type="float" office:value="0.00000448702591231806" calcext:value-type="float">
            <text:p>4.48702591231806E-06</text:p>
          </table:table-cell>
          <table:table-cell office:value-type="float" office:value="0.0000542930135390485" calcext:value-type="float">
            <text:p>5.42930135390485E-05</text:p>
          </table:table-cell>
          <table:table-cell office:value-type="float" office:value="0.0000363685258156306" calcext:value-type="float">
            <text:p>3.63685258156306E-0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tags=82%, list=4%, signal=79%</text:p>
          </table:table-cell>
          <table:table-cell office:value-type="string" calcext:value-type="string">
            <text:p>sll0258/sll0223/sll0520/slr1279/sll0519/sll0522/slr1281/slr1280/slr0261</text:p>
          </table:table-cell>
        </table:table-row>
        <table:table-row table:style-name="ro1">
          <table:table-cell table:number-columns-repeated="2" office:value-type="string" calcext:value-type="string">
            <text:p>GO:0016020</text:p>
          </table:table-cell>
          <table:table-cell office:value-type="string" calcext:value-type="string">
            <text:p>membrane</text:p>
          </table:table-cell>
          <table:table-cell office:value-type="float" office:value="455" calcext:value-type="float">
            <text:p>455</text:p>
          </table:table-cell>
          <table:table-cell office:value-type="float" office:value="0.35802492745468" calcext:value-type="float">
            <text:p>0.35802492745468</text:p>
          </table:table-cell>
          <table:table-cell office:value-type="float" office:value="1.51699037955147" calcext:value-type="float">
            <text:p>1.51699037955147</text:p>
          </table:table-cell>
          <table:table-cell office:value-type="float" office:value="0.00000510435618252036" calcext:value-type="float">
            <text:p>5.10435618252036E-06</text:p>
          </table:table-cell>
          <table:table-cell office:value-type="float" office:value="0.0000561479180077239" calcext:value-type="float">
            <text:p>5.61479180077239E-05</text:p>
          </table:table-cell>
          <table:table-cell office:value-type="float" office:value="0.0000376110455554132" calcext:value-type="float">
            <text:p>3.76110455554132E-05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tags=18%, list=12%, signal=18%</text:p>
          </table:table-cell>
          <table:table-cell office:value-type="string" calcext:value-type="string">
            <text:p>sll1200/slr0262/slr1935/sll0062/slr0096/ssl1807/slr0386/slr2006/slr1394/slr0489/sll0556/slr1082/slr0962/ssl5113/slr1950/slr0784/slr2008/sll1845/slr1724/ssl5114/slr1512/slr1407/sll0846/sll0082/ssr3410/slr0241/ssl2971/ssr5009/slr0643/slr1756/slr0795/slr1182/ssl2384/sll1848/slr0016/sll0857/sll1353/sll0930/slr1178/slr1599/slr1253/sll0034/sll0814/slr1451/sll0536/slr0888/sll0462/slr2105/slr0360/slr0195/slr0345/sll0696/sll1457/slr1799/slr1079/sll0369/sll0240/slr1929/ssl3769/slr2077/sll0002/sll1352/ssl2069/sll1294/sll0354/slr0171/ssr5074/sll1080/slr0883/slr0593/slr1052/slr1860/slr1461/sll1522/slr0401/slr1257/sll1365/slr0589/slr1928/slr0019/slr0813/slr1552/slr1726</text:p>
          </table:table-cell>
        </table:table-row>
        <table:table-row table:style-name="ro1">
          <table:table-cell table:number-columns-repeated="2" office:value-type="string" calcext:value-type="string">
            <text:p>GO:0008360</text:p>
          </table:table-cell>
          <table:table-cell office:value-type="string" calcext:value-type="string">
            <text:p>regulation of cell shape</text:p>
          </table:table-cell>
          <table:table-cell office:value-type="float" office:value="18" calcext:value-type="float">
            <text:p>18</text:p>
          </table:table-cell>
          <table:table-cell office:value-type="float" office:value="-0.820679770038359" calcext:value-type="float">
            <text:p>-0.820679770038359</text:p>
          </table:table-cell>
          <table:table-cell office:value-type="float" office:value="-1.94304152656735" calcext:value-type="float">
            <text:p>-1.94304152656735</text:p>
          </table:table-cell>
          <table:table-cell office:value-type="float" office:value="0.00000798840590556836" calcext:value-type="float">
            <text:p>7.98840590556836E-06</text:p>
          </table:table-cell>
          <table:table-cell office:value-type="float" office:value="0.0000805497595478143" calcext:value-type="float">
            <text:p>8.05497595478143E-05</text:p>
          </table:table-cell>
          <table:table-cell office:value-type="float" office:value="0.0000539567767305933" calcext:value-type="float">
            <text:p>5.39567767305933E-05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tags=67%, list=11%, signal=59%</text:p>
          </table:table-cell>
          <table:table-cell office:value-type="string" calcext:value-type="string">
            <text:p>slr1267/slr1423/sll0154/sll2010/sll0657/sll0899/slr1746/slr1424/slr1656/slr0017/sll0210/slr0488</text:p>
          </table:table-cell>
        </table:table-row>
        <table:table-row table:style-name="ro1">
          <table:table-cell table:number-columns-repeated="2" office:value-type="string" calcext:value-type="string">
            <text:p>GO:0005524</text:p>
          </table:table-cell>
          <table:table-cell office:value-type="string" calcext:value-type="string">
            <text:p>ATP binding</text:p>
          </table:table-cell>
          <table:table-cell office:value-type="float" office:value="302" calcext:value-type="float">
            <text:p>302</text:p>
          </table:table-cell>
          <table:table-cell office:value-type="float" office:value="-0.452616957509057" calcext:value-type="float">
            <text:p>-0.452616957509057</text:p>
          </table:table-cell>
          <table:table-cell office:value-type="float" office:value="-1.61672548111161" calcext:value-type="float">
            <text:p>-1.61672548111161</text:p>
          </table:table-cell>
          <table:table-cell office:value-type="float" office:value="0.0000197827435282456" calcext:value-type="float">
            <text:p>1.97827435282456E-05</text:p>
          </table:table-cell>
          <table:table-cell office:value-type="float" office:value="0.000184131689762902" calcext:value-type="float">
            <text:p>0.000184131689762902</text:p>
          </table:table-cell>
          <table:table-cell office:value-type="float" office:value="0.000123341801755054" calcext:value-type="float">
            <text:p>0.000123341801755054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tags=36%, list=21%, signal=30%</text:p>
          </table:table-cell>
          <table:table-cell office:value-type="string" calcext:value-type="string">
            <text:p>sll1001/slr1093/slr0152/slr0043/slr1703/slr0585/slr0787/slr1969/slr0110/slr0394/sll1772/sll1770/slr0520/slr0938/slr2076/slr0638/sll0053/slr0044/sll0684/slr1165/sll1932/sll0616/sll0058/sll7044/slr1113/slr0156/sll1612/sll0927/slr0067/slr1919/slr5023/sll8049/slr1942/sll1056/sll1453/sll0575/slr0480/slr0251/sll0005/slr0075/sll0179/sll0613/sll1452/sll0698/slr1787/slr0812/slr0958/sll0454/sll1878/sll0728/sll1276/slr1423/sll1443/slr1550/sll0759/slr0877/sll0569/slr1226/sll0900/sll1553/slr1055/slr1720/slr1030/slr0054/sll0711/sll1669/slr1604/sll2010/slr0519/slr1777/sll1425/slr0213/slr0379/sll1941/slr1159/sll1326/sll0336/slr1390/slr2075/sll0362/slr0228/sll1533/sll1498/sll0578/slr1898/sll1327/sll0469/sll1074/sll0144/slr0557/sll2005/sll1815/slr1123/sll1362/slr1330/sll1435/sll0370/slr0833/sll1360/sll0020/slr1329/slr0608/sll0078/sll0170/sll1525/slr1164/slr0357/sll1725</text:p>
          </table:table-cell>
        </table:table-row>
        <table:table-row table:style-name="ro1">
          <table:table-cell table:number-columns-repeated="2" office:value-type="string" calcext:value-type="string">
            <text:p>GO:0008137</text:p>
          </table:table-cell>
          <table:table-cell office:value-type="string" calcext:value-type="string">
            <text:p>NADH dehydrogenase (ubiquinone) activity</text:p>
          </table:table-cell>
          <table:table-cell office:value-type="float" office:value="15" calcext:value-type="float">
            <text:p>15</text:p>
          </table:table-cell>
          <table:table-cell office:value-type="float" office:value="-0.8258580350428" calcext:value-type="float">
            <text:p>-0.8258580350428</text:p>
          </table:table-cell>
          <table:table-cell office:value-type="float" office:value="-1.86637643934449" calcext:value-type="float">
            <text:p>-1.86637643934449</text:p>
          </table:table-cell>
          <table:table-cell office:value-type="float" office:value="0.0000296672318628383" calcext:value-type="float">
            <text:p>2.96672318628383E-05</text:p>
          </table:table-cell>
          <table:table-cell office:value-type="float" office:value="0.000256409646814531" calcext:value-type="float">
            <text:p>0.000256409646814531</text:p>
          </table:table-cell>
          <table:table-cell office:value-type="float" office:value="0.000171757658153274" calcext:value-type="float">
            <text:p>0.00017175765815327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tags=73%, list=4%, signal=70%</text:p>
          </table:table-cell>
          <table:table-cell office:value-type="string" calcext:value-type="string">
            <text:p>sll0026/slr0331/slr0844/sll0223/sll1733/sll0520/sll1732/slr1279/sll0521/slr1281/slr1280</text:p>
          </table:table-cell>
        </table:table-row>
        <table:table-row table:style-name="ro1">
          <table:table-cell table:number-columns-repeated="2" office:value-type="string" calcext:value-type="string">
            <text:p>GO:0005829</text:p>
          </table:table-cell>
          <table:table-cell office:value-type="string" calcext:value-type="string">
            <text:p>cytosol</text:p>
          </table:table-cell>
          <table:table-cell office:value-type="float" office:value="222" calcext:value-type="float">
            <text:p>222</text:p>
          </table:table-cell>
          <table:table-cell office:value-type="float" office:value="-0.463613280880553" calcext:value-type="float">
            <text:p>-0.463613280880553</text:p>
          </table:table-cell>
          <table:table-cell office:value-type="float" office:value="-1.61734911974167" calcext:value-type="float">
            <text:p>-1.61734911974167</text:p>
          </table:table-cell>
          <table:table-cell office:value-type="float" office:value="0.0000632801640842842" calcext:value-type="float">
            <text:p>6.32801640842842E-05</text:p>
          </table:table-cell>
          <table:table-cell office:value-type="float" office:value="0.000510459990279892" calcext:value-type="float">
            <text:p>0.000510459990279892</text:p>
          </table:table-cell>
          <table:table-cell office:value-type="float" office:value="0.000341934921718588" calcext:value-type="float">
            <text:p>0.000341934921718588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tags=32%, list=16%, signal=28%</text:p>
          </table:table-cell>
          <table:table-cell office:value-type="string" calcext:value-type="string">
            <text:p>sll1634/slr0081/slr1105/slr0597/sll0171/slr0903/sll0927/slr0070/sll1712/slr0665/sll1058/sll1894/sll0136/sll0635/slr0947/slr1334/sll1127/sll1747/sll0757/slr0194/sll1234/sll0179/slr0657/sll1816/slr1867/sll0220/slr0321/sll0555/sll1443/slr1550/sll0838/sll0065/slr0951/slr1420/sll0807/sll0753/sll1043/ssl2233/slr1348/sll1425/slr0213/slr0379/sll1945/sll0396/sll1363/slr1517/sll0936/slr1424/slr0118/slr0293/slr1783/sll0362/sll1933/slr0974/sll0578/sll0920/sll1074/slr0557/sll1536/sll1815/ssl2084/slr1123/sll1069/slr0833/slr1945/sll1098/slr1462/sll1931/sll1994/ssl3441/slr2042/sll1742</text:p>
          </table:table-cell>
        </table:table-row>
        <table:table-row table:style-name="ro1">
          <table:table-cell table:number-columns-repeated="2" office:value-type="string" calcext:value-type="string">
            <text:p>GO:0000287</text:p>
          </table:table-cell>
          <table:table-cell office:value-type="string" calcext:value-type="string">
            <text:p>magnesium ion binding</text:p>
          </table:table-cell>
          <table:table-cell office:value-type="float" office:value="65" calcext:value-type="float">
            <text:p>65</text:p>
          </table:table-cell>
          <table:table-cell office:value-type="float" office:value="-0.607460082570341" calcext:value-type="float">
            <text:p>-0.607460082570341</text:p>
          </table:table-cell>
          <table:table-cell office:value-type="float" office:value="-1.84741210563139" calcext:value-type="float">
            <text:p>-1.84741210563139</text:p>
          </table:table-cell>
          <table:table-cell office:value-type="float" office:value="0.0000809878435643838" calcext:value-type="float">
            <text:p>8.09878435643838E-05</text:p>
          </table:table-cell>
          <table:table-cell office:value-type="float" office:value="0.000612470566955652" calcext:value-type="float">
            <text:p>0.000612470566955652</text:p>
          </table:table-cell>
          <table:table-cell office:value-type="float" office:value="0.000410267365424839" calcext:value-type="float">
            <text:p>0.00041026736542483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tags=51%, list=15%, signal=44%</text:p>
          </table:table-cell>
          <table:table-cell office:value-type="string" calcext:value-type="string">
            <text:p>slr0009/slr0495/sll0603/sll1558/sll0927/slr1835/sll1894/sll0409/slr1942/sll1056/sll0635/slr1334/sll0757/slr0452/slr1834/slr1787/slr1867/sll0454/slr1550/slr1265/slr2088/sll1553/sll1043/sll1669/sll0899/sll1945/sll1823/sll1363/slr1517/sll0920/sll0506/sll0469/slr0526</text:p>
          </table:table-cell>
        </table:table-row>
        <table:table-row table:style-name="ro1">
          <table:table-cell table:number-columns-repeated="2" office:value-type="string" calcext:value-type="string">
            <text:p>GO:0071555</text:p>
          </table:table-cell>
          <table:table-cell office:value-type="string" calcext:value-type="string">
            <text:p>cell wall organization</text:p>
          </table:table-cell>
          <table:table-cell office:value-type="float" office:value="23" calcext:value-type="float">
            <text:p>23</text:p>
          </table:table-cell>
          <table:table-cell office:value-type="float" office:value="-0.740401300705487" calcext:value-type="float">
            <text:p>-0.740401300705487</text:p>
          </table:table-cell>
          <table:table-cell office:value-type="float" office:value="-1.84888566812381" calcext:value-type="float">
            <text:p>-1.84888566812381</text:p>
          </table:table-cell>
          <table:table-cell office:value-type="float" office:value="0.000141793487920392" calcext:value-type="float">
            <text:p>0.000141793487920392</text:p>
          </table:table-cell>
          <table:table-cell office:value-type="float" office:value="0.00100923600225691" calcext:value-type="float">
            <text:p>0.00100923600225691</text:p>
          </table:table-cell>
          <table:table-cell office:value-type="float" office:value="0.000676043255100322" calcext:value-type="float">
            <text:p>0.000676043255100322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tags=74%, list=23%, signal=57%</text:p>
          </table:table-cell>
          <table:table-cell office:value-type="string" calcext:value-type="string">
            <text:p>slr1472/slr1679/sll0648/slr0938/sll0016/slr1267/slr1423/sll2010/sll0657/sll0899/slr1746/sll1833/slr1424/slr1656/slr0017/sll0210/slr0488</text:p>
          </table:table-cell>
        </table:table-row>
        <table:table-row table:style-name="ro1">
          <table:table-cell table:number-columns-repeated="2" office:value-type="string" calcext:value-type="string">
            <text:p>GO:0009252</text:p>
          </table:table-cell>
          <table:table-cell office:value-type="string" calcext:value-type="string">
            <text:p>peptidoglycan biosynthetic process</text:p>
          </table:table-cell>
          <table:table-cell office:value-type="float" office:value="20" calcext:value-type="float">
            <text:p>20</text:p>
          </table:table-cell>
          <table:table-cell office:value-type="float" office:value="-0.738300765013435" calcext:value-type="float">
            <text:p>-0.738300765013435</text:p>
          </table:table-cell>
          <table:table-cell office:value-type="float" office:value="-1.79508427342954" calcext:value-type="float">
            <text:p>-1.79508427342954</text:p>
          </table:table-cell>
          <table:table-cell office:value-type="float" office:value="0.000313098742030122" calcext:value-type="float">
            <text:p>0.000313098742030122</text:p>
          </table:table-cell>
          <table:table-cell office:value-type="float" office:value="0.00210471932142471" calcext:value-type="float">
            <text:p>0.00210471932142471</text:p>
          </table:table-cell>
          <table:table-cell office:value-type="float" office:value="0.0014098598325333" calcext:value-type="float">
            <text:p>0.0014098598325333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tags=55%, list=11%, signal=49%</text:p>
          </table:table-cell>
          <table:table-cell office:value-type="string" calcext:value-type="string">
            <text:p>slr1267/slr1423/sll2010/sll0657/sll0899/slr1746/slr1424/slr1656/slr0017/sll0210/slr0488</text:p>
          </table:table-cell>
        </table:table-row>
        <table:table-row table:style-name="ro1">
          <table:table-cell table:number-columns-repeated="2" office:value-type="string" calcext:value-type="string">
            <text:p>GO:0000105</text:p>
          </table:table-cell>
          <table:table-cell office:value-type="string" calcext:value-type="string">
            <text:p>histidine biosynthetic process</text:p>
          </table:table-cell>
          <table:table-cell office:value-type="float" office:value="13" calcext:value-type="float">
            <text:p>13</text:p>
          </table:table-cell>
          <table:table-cell office:value-type="float" office:value="-0.806408692117438" calcext:value-type="float">
            <text:p>-0.806408692117438</text:p>
          </table:table-cell>
          <table:table-cell office:value-type="float" office:value="-1.7875076597978" calcext:value-type="float">
            <text:p>-1.7875076597978</text:p>
          </table:table-cell>
          <table:table-cell office:value-type="float" office:value="0.000378291122891323" calcext:value-type="float">
            <text:p>0.000378291122891323</text:p>
          </table:table-cell>
          <table:table-cell office:value-type="float" office:value="0.00240911715104474" calcext:value-type="float">
            <text:p>0.00240911715104474</text:p>
          </table:table-cell>
          <table:table-cell office:value-type="float" office:value="0.00161376268491036" calcext:value-type="float">
            <text:p>0.00161376268491036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tags=85%, list=14%, signal=73%</text:p>
          </table:table-cell>
          <table:table-cell office:value-type="string" calcext:value-type="string">
            <text:p>slr1848/slr0084/sll1959/sll0900/sll1893/slr1560/sll0753/sll1958/slr0608/slr0652/slr0500</text:p>
          </table:table-cell>
        </table:table-row>
        <table:table-row table:style-name="ro1">
          <table:table-cell table:number-columns-repeated="2" office:value-type="string" calcext:value-type="string">
            <text:p>GO:0005840</text:p>
          </table:table-cell>
          <table:table-cell office:value-type="string" calcext:value-type="string">
            <text:p>ribosome</text:p>
          </table:table-cell>
          <table:table-cell office:value-type="float" office:value="20" calcext:value-type="float">
            <text:p>20</text:p>
          </table:table-cell>
          <table:table-cell office:value-type="float" office:value="-0.724214594328012" calcext:value-type="float">
            <text:p>-0.724214594328012</text:p>
          </table:table-cell>
          <table:table-cell office:value-type="float" office:value="-1.76083554355075" calcext:value-type="float">
            <text:p>-1.76083554355075</text:p>
          </table:table-cell>
          <table:table-cell office:value-type="float" office:value="0.000629289735830145" calcext:value-type="float">
            <text:p>0.000629289735830145</text:p>
          </table:table-cell>
          <table:table-cell office:value-type="float" office:value="0.00366081897408561" calcext:value-type="float">
            <text:p>0.00366081897408561</text:p>
          </table:table-cell>
          <table:table-cell office:value-type="float" office:value="0.00245222323622959" calcext:value-type="float">
            <text:p>0.00245222323622959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tags=65%, list=13%, signal=57%</text:p>
          </table:table-cell>
          <table:table-cell office:value-type="string" calcext:value-type="string">
            <text:p>slr1356/sll1821/smr0011/slr1678/sll1096/ssr1398/sll1800/sll1824/sml0006/sll1805/ssl3445/sll1807/sll1097</text:p>
          </table:table-cell>
        </table:table-row>
        <table:table-row table:style-name="ro1">
          <table:table-cell table:number-columns-repeated="2" office:value-type="string" calcext:value-type="string">
            <text:p>GO:0051539</text:p>
          </table:table-cell>
          <table:table-cell office:value-type="string" calcext:value-type="string">
            <text:p>4 iron, 4 sulfur cluster binding</text:p>
          </table:table-cell>
          <table:table-cell office:value-type="float" office:value="51" calcext:value-type="float">
            <text:p>51</text:p>
          </table:table-cell>
          <table:table-cell office:value-type="float" office:value="-0.593391943247469" calcext:value-type="float">
            <text:p>-0.593391943247469</text:p>
          </table:table-cell>
          <table:table-cell office:value-type="float" office:value="-1.74010146832365" calcext:value-type="float">
            <text:p>-1.74010146832365</text:p>
          </table:table-cell>
          <table:table-cell office:value-type="float" office:value="0.000635348747568577" calcext:value-type="float">
            <text:p>0.000635348747568577</text:p>
          </table:table-cell>
          <table:table-cell office:value-type="float" office:value="0.00366081897408561" calcext:value-type="float">
            <text:p>0.00366081897408561</text:p>
          </table:table-cell>
          <table:table-cell office:value-type="float" office:value="0.00245222323622959" calcext:value-type="float">
            <text:p>0.00245222323622959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tags=43%, list=15%, signal=37%</text:p>
          </table:table-cell>
          <table:table-cell office:value-type="string" calcext:value-type="string">
            <text:p>sll0868/slr0898/slr0067/slr1835/slr0665/slr0348/sll1831/sll0757/ssl0563/sll1967/sll1454/slr1834/sll1470/slr0963/sll0037/sll0554/slr1598/slr1364/slr0118/sll0520/slr2136/slr1280</text:p>
          </table:table-cell>
        </table:table-row>
        <table:table-row table:style-name="ro1">
          <table:table-cell table:number-columns-repeated="2" office:value-type="string" calcext:value-type="string">
            <text:p>GO:0030170</text:p>
          </table:table-cell>
          <table:table-cell office:value-type="string" calcext:value-type="string">
            <text:p>pyridoxal phosphate binding</text:p>
          </table:table-cell>
          <table:table-cell office:value-type="float" office:value="26" calcext:value-type="float">
            <text:p>26</text:p>
          </table:table-cell>
          <table:table-cell office:value-type="float" office:value="-0.682704850512831" calcext:value-type="float">
            <text:p>-0.682704850512831</text:p>
          </table:table-cell>
          <table:table-cell office:value-type="float" office:value="-1.74777002062475" calcext:value-type="float">
            <text:p>-1.74777002062475</text:p>
          </table:table-cell>
          <table:table-cell office:value-type="float" office:value="0.0008150951035181" calcext:value-type="float">
            <text:p>0.0008150951035181</text:p>
          </table:table-cell>
          <table:table-cell office:value-type="float" office:value="0.00448302306934955" calcext:value-type="float">
            <text:p>0.00448302306934955</text:p>
          </table:table-cell>
          <table:table-cell office:value-type="float" office:value="0.00300298196032984" calcext:value-type="float">
            <text:p>0.00300298196032984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tags=46%, list=17%, signal=39%</text:p>
          </table:table-cell>
          <table:table-cell office:value-type="string" calcext:value-type="string">
            <text:p>sll0017/sll0402/slr1666/sll0480/sll1713/slr1022/slr0917/slr0293/sll1958/sll1931/sll1172/sll0504</text:p>
          </table:table-cell>
        </table:table-row>
        <table:table-row table:style-name="ro1">
          <table:table-cell table:number-columns-repeated="2" office:value-type="string" calcext:value-type="string">
            <text:p>GO:0015979</text:p>
          </table:table-cell>
          <table:table-cell office:value-type="string" calcext:value-type="string">
            <text:p>photosynthesis</text:p>
          </table:table-cell>
          <table:table-cell office:value-type="float" office:value="82" calcext:value-type="float">
            <text:p>82</text:p>
          </table:table-cell>
          <table:table-cell office:value-type="float" office:value="-0.517219761621065" calcext:value-type="float">
            <text:p>-0.517219761621065</text:p>
          </table:table-cell>
          <table:table-cell office:value-type="float" office:value="-1.60849524422215" calcext:value-type="float">
            <text:p>-1.60849524422215</text:p>
          </table:table-cell>
          <table:table-cell office:value-type="float" office:value="0.00254461925677922" calcext:value-type="float">
            <text:p>0.00254461925677922</text:p>
          </table:table-cell>
          <table:table-cell office:value-type="float" office:value="0.0133869100030559" calcext:value-type="float">
            <text:p>0.0133869100030559</text:p>
          </table:table-cell>
          <table:table-cell office:value-type="float" office:value="0.00896730813601829" calcext:value-type="float">
            <text:p>0.00896730813601829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tags=40%, list=15%, signal=35%</text:p>
          </table:table-cell>
          <table:table-cell office:value-type="string" calcext:value-type="string">
            <text:p>sll1029/slr1835/slr0342/slr0737/sll1376/sll1028/ssl2598/slr0011/slr1839/slr0823/slr1834/ssr0330/sml0004/smr0008/slr2051/slr1459/sll1317/sml0005/sll0554/smr0010/slr1055/slr1030/slr1777/slr0436/sll1316/sll1578/slr1986/sll1577/slr0525/slr2067/slr0611/slr0335/sll1184</text:p>
          </table:table-cell>
        </table:table-row>
        <table:table-row table:style-name="ro1">
          <table:table-cell table:number-columns-repeated="2" office:value-type="string" calcext:value-type="string">
            <text:p>GO:0016168</text:p>
          </table:table-cell>
          <table:table-cell office:value-type="string" calcext:value-type="string">
            <text:p>chlorophyll binding</text:p>
          </table:table-cell>
          <table:table-cell office:value-type="float" office:value="14" calcext:value-type="float">
            <text:p>14</text:p>
          </table:table-cell>
          <table:table-cell office:value-type="float" office:value="-0.744800035088371" calcext:value-type="float">
            <text:p>-0.744800035088371</text:p>
          </table:table-cell>
          <table:table-cell office:value-type="float" office:value="-1.65279856426314" calcext:value-type="float">
            <text:p>-1.65279856426314</text:p>
          </table:table-cell>
          <table:table-cell office:value-type="float" office:value="0.0033804548700689" calcext:value-type="float">
            <text:p>0.0033804548700689</text:p>
          </table:table-cell>
          <table:table-cell office:value-type="float" office:value="0.0170431266365974" calcext:value-type="float">
            <text:p>0.0170431266365974</text:p>
          </table:table-cell>
          <table:table-cell office:value-type="float" office:value="0.0114164484647064" calcext:value-type="float">
            <text:p>0.0114164484647064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tags=57%, list=19%, signal=47%</text:p>
          </table:table-cell>
          <table:table-cell office:value-type="string" calcext:value-type="string">
            <text:p>slr1181/slr0927/slr1835/slr0906/sll0851/slr1834/sll0849/sll0247</text:p>
          </table:table-cell>
        </table:table-row>
        <table:table-row table:style-name="ro1">
          <table:table-cell table:number-columns-repeated="2" office:value-type="string" calcext:value-type="string">
            <text:p>GO:0006260</text:p>
          </table:table-cell>
          <table:table-cell office:value-type="string" calcext:value-type="string">
            <text:p>DNA replication</text:p>
          </table:table-cell>
          <table:table-cell office:value-type="float" office:value="15" calcext:value-type="float">
            <text:p>15</text:p>
          </table:table-cell>
          <table:table-cell office:value-type="float" office:value="-0.731624734974245" calcext:value-type="float">
            <text:p>-0.731624734974245</text:p>
          </table:table-cell>
          <table:table-cell office:value-type="float" office:value="-1.6534163377448" calcext:value-type="float">
            <text:p>-1.6534163377448</text:p>
          </table:table-cell>
          <table:table-cell office:value-type="float" office:value="0.00369770935855407" calcext:value-type="float">
            <text:p>0.00369770935855407</text:p>
          </table:table-cell>
          <table:table-cell office:value-type="float" office:value="0.0178969132954017" calcext:value-type="float">
            <text:p>0.0178969132954017</text:p>
          </table:table-cell>
          <table:table-cell office:value-type="float" office:value="0.0119883629729964" calcext:value-type="float">
            <text:p>0.011988362972996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tags=33%, list=5%, signal=32%</text:p>
          </table:table-cell>
          <table:table-cell office:value-type="string" calcext:value-type="string">
            <text:p>slr0925/sll1933/sll1360/slr0591/slr1164</text:p>
          </table:table-cell>
        </table:table-row>
        <table:table-row table:style-name="ro1">
          <table:table-cell table:number-columns-repeated="2" office:value-type="string" calcext:value-type="string">
            <text:p>GO:0007049</text:p>
          </table:table-cell>
          <table:table-cell office:value-type="string" calcext:value-type="string">
            <text:p>cell cycle</text:p>
          </table:table-cell>
          <table:table-cell office:value-type="float" office:value="12" calcext:value-type="float">
            <text:p>12</text:p>
          </table:table-cell>
          <table:table-cell office:value-type="float" office:value="-0.769781767917937" calcext:value-type="float">
            <text:p>-0.769781767917937</text:p>
          </table:table-cell>
          <table:table-cell office:value-type="float" office:value="-1.67064308529416" calcext:value-type="float">
            <text:p>-1.67064308529416</text:p>
          </table:table-cell>
          <table:table-cell office:value-type="float" office:value="0.00460681833489708" calcext:value-type="float">
            <text:p>0.00460681833489708</text:p>
          </table:table-cell>
          <table:table-cell office:value-type="float" office:value="0.0214394237893287" calcext:value-type="float">
            <text:p>0.0214394237893287</text:p>
          </table:table-cell>
          <table:table-cell office:value-type="float" office:value="0.0143613365095982" calcext:value-type="float">
            <text:p>0.0143613365095982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tags=75%, list=11%, signal=67%</text:p>
          </table:table-cell>
          <table:table-cell office:value-type="string" calcext:value-type="string">
            <text:p>slr0115/slr1969/slr1267/slr1423/sll2010/sll0657/slr1424/slr1656/slr0017</text:p>
          </table:table-cell>
        </table:table-row>
        <table:table-row table:style-name="ro1">
          <table:table-cell table:number-columns-repeated="2" office:value-type="string" calcext:value-type="string">
            <text:p>GO:0030089</text:p>
          </table:table-cell>
          <table:table-cell office:value-type="string" calcext:value-type="string">
            <text:p>phycobilisome</text:p>
          </table:table-cell>
          <table:table-cell office:value-type="float" office:value="24" calcext:value-type="float">
            <text:p>24</text:p>
          </table:table-cell>
          <table:table-cell office:value-type="float" office:value="-0.654961897961463" calcext:value-type="float">
            <text:p>-0.654961897961463</text:p>
          </table:table-cell>
          <table:table-cell office:value-type="float" office:value="-1.65326106030042" calcext:value-type="float">
            <text:p>-1.65326106030042</text:p>
          </table:table-cell>
          <table:table-cell office:value-type="float" office:value="0.00519741427545968" calcext:value-type="float">
            <text:p>0.00519741427545968</text:p>
          </table:table-cell>
          <table:table-cell office:value-type="float" office:value="0.0232921158270601" calcext:value-type="float">
            <text:p>0.0232921158270601</text:p>
          </table:table-cell>
          <table:table-cell office:value-type="float" office:value="0.0156023742382221" calcext:value-type="float">
            <text:p>0.0156023742382221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tags=46%, list=15%, signal=39%</text:p>
          </table:table-cell>
          <table:table-cell office:value-type="string" calcext:value-type="string">
            <text:p>sll1343/slr1878/slr1643/slr2051/slr1459/slr1098/sll1578/slr1986/sll1577/slr2067/slr0335</text:p>
          </table:table-cell>
        </table:table-row>
        <table:table-row table:style-name="ro1">
          <table:table-cell table:number-columns-repeated="2" office:value-type="string" calcext:value-type="string">
            <text:p>GO:0016829</text:p>
          </table:table-cell>
          <table:table-cell office:value-type="string" calcext:value-type="string">
            <text:p>lyase activity</text:p>
          </table:table-cell>
          <table:table-cell office:value-type="float" office:value="11" calcext:value-type="float">
            <text:p>11</text:p>
          </table:table-cell>
          <table:table-cell office:value-type="float" office:value="-0.777147444367607" calcext:value-type="float">
            <text:p>-0.777147444367607</text:p>
          </table:table-cell>
          <table:table-cell office:value-type="float" office:value="-1.64402400365226" calcext:value-type="float">
            <text:p>-1.64402400365226</text:p>
          </table:table-cell>
          <table:table-cell office:value-type="float" office:value="0.00549455631375648" calcext:value-type="float">
            <text:p>0.00549455631375648</text:p>
          </table:table-cell>
          <table:table-cell office:value-type="float" office:value="0.0237443326415905" calcext:value-type="float">
            <text:p>0.0237443326415905</text:p>
          </table:table-cell>
          <table:table-cell office:value-type="float" office:value="0.015905294592453" calcext:value-type="float">
            <text:p>0.01590529459245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tags=73%, list=17%, signal=61%</text:p>
          </table:table-cell>
          <table:table-cell office:value-type="string" calcext:value-type="string">
            <text:p>sll0853/slr1878/slr1411/slr0084/slr2049/slr0292/sll1893/slr0335</text:p>
          </table:table-cell>
        </table:table-row>
        <table:table-row table:style-name="ro1">
          <table:table-cell table:number-columns-repeated="2" office:value-type="string" calcext:value-type="string">
            <text:p>GO:0006541</text:p>
          </table:table-cell>
          <table:table-cell office:value-type="string" calcext:value-type="string">
            <text:p>glutamine metabolic process</text:p>
          </table:table-cell>
          <table:table-cell office:value-type="float" office:value="15" calcext:value-type="float">
            <text:p>15</text:p>
          </table:table-cell>
          <table:table-cell office:value-type="float" office:value="-0.717165633502414" calcext:value-type="float">
            <text:p>-0.717165633502414</text:p>
          </table:table-cell>
          <table:table-cell office:value-type="float" office:value="-1.62073986651604" calcext:value-type="float">
            <text:p>-1.62073986651604</text:p>
          </table:table-cell>
          <table:table-cell office:value-type="float" office:value="0.0061445453423321" calcext:value-type="float">
            <text:p>0.0061445453423321</text:p>
          </table:table-cell>
          <table:table-cell office:value-type="float" office:value="0.0254038414019482" calcext:value-type="float">
            <text:p>0.0254038414019482</text:p>
          </table:table-cell>
          <table:table-cell office:value-type="float" office:value="0.0170169272548936" calcext:value-type="float">
            <text:p>0.0170169272548936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tags=53%, list=14%, signal=46%</text:p>
          </table:table-cell>
          <table:table-cell office:value-type="string" calcext:value-type="string">
            <text:p>slr0520/slr0084/sll0757/sll0220/sll1443/slr0213/sll1498/sll0370</text:p>
          </table:table-cell>
        </table:table-row>
        <table:table-row table:style-name="ro1">
          <table:table-cell table:number-columns-repeated="2" office:value-type="string" calcext:value-type="string">
            <text:p>GO:0008270</text:p>
          </table:table-cell>
          <table:table-cell office:value-type="string" calcext:value-type="string">
            <text:p>zinc ion binding</text:p>
          </table:table-cell>
          <table:table-cell office:value-type="float" office:value="58" calcext:value-type="float">
            <text:p>58</text:p>
          </table:table-cell>
          <table:table-cell office:value-type="float" office:value="-0.536349261966667" calcext:value-type="float">
            <text:p>-0.536349261966667</text:p>
          </table:table-cell>
          <table:table-cell office:value-type="float" office:value="-1.60651384462792" calcext:value-type="float">
            <text:p>-1.60651384462792</text:p>
          </table:table-cell>
          <table:table-cell office:value-type="float" office:value="0.0062984730748632" calcext:value-type="float">
            <text:p>0.0062984730748632</text:p>
          </table:table-cell>
          <table:table-cell office:value-type="float" office:value="0.0254038414019482" calcext:value-type="float">
            <text:p>0.0254038414019482</text:p>
          </table:table-cell>
          <table:table-cell office:value-type="float" office:value="0.0170169272548936" calcext:value-type="float">
            <text:p>0.0170169272548936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tags=48%, list=23%, signal=38%</text:p>
          </table:table-cell>
          <table:table-cell office:value-type="string" calcext:value-type="string">
            <text:p>slr0053/sll1432/slr1679/sll1631/sll1868/slr0938/sll0567/slr0066/sll1789/sll1343/slr1946/slr0551/sll1894/sll0179/slr0958/slr1265/slr1604/sll0083/slr0118/sll0336/slr1390/sll0362/slr0228/sll0018/sll1362/sll1931/sll1994/slr0050</text:p>
          </table:table-cell>
        </table:table-row>
        <table:table-row table:style-name="ro1">
          <table:table-cell table:number-columns-repeated="2" office:value-type="string" calcext:value-type="string">
            <text:p>GO:0003924</text:p>
          </table:table-cell>
          <table:table-cell office:value-type="string" calcext:value-type="string">
            <text:p>GTPase activity</text:p>
          </table:table-cell>
          <table:table-cell office:value-type="float" office:value="22" calcext:value-type="float">
            <text:p>22</text:p>
          </table:table-cell>
          <table:table-cell office:value-type="float" office:value="-0.653339111260816" calcext:value-type="float">
            <text:p>-0.653339111260816</text:p>
          </table:table-cell>
          <table:table-cell office:value-type="float" office:value="-1.61454287842531" calcext:value-type="float">
            <text:p>-1.61454287842531</text:p>
          </table:table-cell>
          <table:table-cell office:value-type="float" office:value="0.00698907338585492" calcext:value-type="float">
            <text:p>0.00698907338585492</text:p>
          </table:table-cell>
          <table:table-cell office:value-type="float" office:value="0.0256266024148014" calcext:value-type="float">
            <text:p>0.0256266024148014</text:p>
          </table:table-cell>
          <table:table-cell office:value-type="float" office:value="0.0171661451582402" calcext:value-type="float">
            <text:p>0.0171661451582402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ags=64%, list=25%, signal=48%</text:p>
          </table:table-cell>
          <table:table-cell office:value-type="string" calcext:value-type="string">
            <text:p>sll0643/sll1633/sll1432/slr1090/slr1228/slr1105/slr0267/slr0744/slr0321/slr1531/slr2102/slr1463/sll1098/sll1099</text:p>
          </table:table-cell>
        </table:table-row>
        <table:table-row table:style-name="ro1">
          <table:table-cell table:number-columns-repeated="2" office:value-type="string" calcext:value-type="string">
            <text:p>GO:1990904</text:p>
          </table:table-cell>
          <table:table-cell office:value-type="string" calcext:value-type="string">
            <text:p>ribonucleoprotein complex</text:p>
          </table:table-cell>
          <table:table-cell office:value-type="float" office:value="15" calcext:value-type="float">
            <text:p>15</text:p>
          </table:table-cell>
          <table:table-cell office:value-type="float" office:value="-0.713073570936379" calcext:value-type="float">
            <text:p>-0.713073570936379</text:p>
          </table:table-cell>
          <table:table-cell office:value-type="float" office:value="-1.61149211588881" calcext:value-type="float">
            <text:p>-1.61149211588881</text:p>
          </table:table-cell>
          <table:table-cell office:value-type="float" office:value="0.00661268752623563" calcext:value-type="float">
            <text:p>0.00661268752623563</text:p>
          </table:table-cell>
          <table:table-cell office:value-type="float" office:value="0.0256266024148014" calcext:value-type="float">
            <text:p>0.0256266024148014</text:p>
          </table:table-cell>
          <table:table-cell office:value-type="float" office:value="0.0171661451582402" calcext:value-type="float">
            <text:p>0.0171661451582402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tags=67%, list=7%, signal=62%</text:p>
          </table:table-cell>
          <table:table-cell office:value-type="string" calcext:value-type="string">
            <text:p>slr1356/smr0011/slr1678/ssr1398/sll1800/sll1824/sml0006/sll1805/ssl3445/sll1807</text:p>
          </table:table-cell>
        </table:table-row>
        <table:table-row table:style-name="ro1">
          <table:table-cell table:number-columns-repeated="2" office:value-type="string" calcext:value-type="string">
            <text:p>GO:0046872</text:p>
          </table:table-cell>
          <table:table-cell office:value-type="string" calcext:value-type="string">
            <text:p>metal ion binding</text:p>
          </table:table-cell>
          <table:table-cell office:value-type="float" office:value="219" calcext:value-type="float">
            <text:p>219</text:p>
          </table:table-cell>
          <table:table-cell office:value-type="float" office:value="-0.401403841429798" calcext:value-type="float">
            <text:p>-0.401403841429798</text:p>
          </table:table-cell>
          <table:table-cell office:value-type="float" office:value="-1.39579521162222" calcext:value-type="float">
            <text:p>-1.39579521162222</text:p>
          </table:table-cell>
          <table:table-cell office:value-type="float" office:value="0.00691703009589099" calcext:value-type="float">
            <text:p>0.00691703009589099</text:p>
          </table:table-cell>
          <table:table-cell office:value-type="float" office:value="0.0256266024148014" calcext:value-type="float">
            <text:p>0.0256266024148014</text:p>
          </table:table-cell>
          <table:table-cell office:value-type="float" office:value="0.0171661451582402" calcext:value-type="float">
            <text:p>0.0171661451582402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tags=22%, list=15%, signal=19%</text:p>
          </table:table-cell>
          <table:table-cell office:value-type="string" calcext:value-type="string">
            <text:p>slr0898/sll1612/slr0067/sll0660/slr0665/slr0342/sll2009/slr0348/sll1831/sll1959/sll1220/sll2008/ssl0563/slr0292/sll1967/slr1790/sll0851/sll1470/slr0812/slr1542/slr0963/sll1443/slr2130/sll0037/sll0554/sll0825/sll0807/sll0250/slr1598/slr0054/sll0657/slr0915/sll1316/slr1159/slr2075/sll0550/sll0578/sll1185/sll1070/sll2005/slr1255/sll0370/slr0611/slr1979/slr0591/sll1184/sll0078/slr1549</text:p>
          </table:table-cell>
        </table:table-row>
        <table:table-row table:style-name="ro1">
          <table:table-cell table:number-columns-repeated="2" office:value-type="string" calcext:value-type="string">
            <text:p>GO:0005525</text:p>
          </table:table-cell>
          <table:table-cell office:value-type="string" calcext:value-type="string">
            <text:p>GTP binding</text:p>
          </table:table-cell>
          <table:table-cell office:value-type="float" office:value="37" calcext:value-type="float">
            <text:p>37</text:p>
          </table:table-cell>
          <table:table-cell office:value-type="float" office:value="-0.578026518124678" calcext:value-type="float">
            <text:p>-0.578026518124678</text:p>
          </table:table-cell>
          <table:table-cell office:value-type="float" office:value="-1.60909233797967" calcext:value-type="float">
            <text:p>-1.60909233797967</text:p>
          </table:table-cell>
          <table:table-cell office:value-type="float" office:value="0.00747637460921765" calcext:value-type="float">
            <text:p>0.00747637460921765</text:p>
          </table:table-cell>
          <table:table-cell office:value-type="float" office:value="0.0266070978739804" calcext:value-type="float">
            <text:p>0.0266070978739804</text:p>
          </table:table-cell>
          <table:table-cell office:value-type="float" office:value="0.0178229363749151" calcext:value-type="float">
            <text:p>0.017822936374915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ags=54%, list=25%, signal=41%</text:p>
          </table:table-cell>
          <table:table-cell office:value-type="string" calcext:value-type="string">
            <text:p>sll0643/sll1633/sll1432/slr1392/slr1090/slr1228/sll0804/slr1105/slr0267/sll1894/slr0744/slr0321/slr1531/slr1974/sll1823/slr2102/slr1463/sll1098/slr1462/sll1099</text:p>
          </table:table-cell>
        </table:table-row>
        <table:table-row table:style-name="ro1">
          <table:table-cell table:number-columns-repeated="2" office:value-type="string" calcext:value-type="string">
            <text:p>GO:0000162</text:p>
          </table:table-cell>
          <table:table-cell office:value-type="string" calcext:value-type="string">
            <text:p>tryptophan biosynthetic process</text:p>
          </table:table-cell>
          <table:table-cell office:value-type="float" office:value="10" calcext:value-type="float">
            <text:p>10</text:p>
          </table:table-cell>
          <table:table-cell office:value-type="float" office:value="-0.748890461114226" calcext:value-type="float">
            <text:p>-0.748890461114226</text:p>
          </table:table-cell>
          <table:table-cell office:value-type="float" office:value="-1.56599454030733" calcext:value-type="float">
            <text:p>-1.56599454030733</text:p>
          </table:table-cell>
          <table:table-cell office:value-type="float" office:value="0.0124059922856055" calcext:value-type="float">
            <text:p>0.0124059922856055</text:p>
          </table:table-cell>
          <table:table-cell office:value-type="float" office:value="0.0428892876159504" calcext:value-type="float">
            <text:p>0.0428892876159504</text:p>
          </table:table-cell>
          <table:table-cell office:value-type="float" office:value="0.0287296663456127" calcext:value-type="float">
            <text:p>0.0287296663456127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tags=60%, list=10%, signal=54%</text:p>
          </table:table-cell>
          <table:table-cell office:value-type="string" calcext:value-type="string">
            <text:p>sll1634/slr1867/sll0356/slr1979/slr0652/slr0546</text:p>
          </table:table-cell>
        </table:table-row>
        <table:table-row table:style-name="ro1">
          <table:table-cell table:number-columns-repeated="2" office:value-type="string" calcext:value-type="string">
            <text:p>GO:0003729</text:p>
          </table:table-cell>
          <table:table-cell office:value-type="string" calcext:value-type="string">
            <text:p>mRNA binding</text:p>
          </table:table-cell>
          <table:table-cell office:value-type="float" office:value="12" calcext:value-type="float">
            <text:p>12</text:p>
          </table:table-cell>
          <table:table-cell office:value-type="float" office:value="-0.73918157162169" calcext:value-type="float">
            <text:p>-0.73918157162169</text:p>
          </table:table-cell>
          <table:table-cell office:value-type="float" office:value="-1.60423204715118" calcext:value-type="float">
            <text:p>-1.60423204715118</text:p>
          </table:table-cell>
          <table:table-cell office:value-type="float" office:value="0.0137445120537802" calcext:value-type="float">
            <text:p>0.0137445120537802</text:p>
          </table:table-cell>
          <table:table-cell office:value-type="float" office:value="0.0461968321807612" calcext:value-type="float">
            <text:p>0.0461968321807612</text:p>
          </table:table-cell>
          <table:table-cell office:value-type="float" office:value="0.0309452464368736" calcext:value-type="float">
            <text:p>0.0309452464368736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tags=50%, list=14%, signal=43%</text:p>
          </table:table-cell>
          <table:table-cell office:value-type="string" calcext:value-type="string">
            <text:p>slr0665/slr1356/sll1821/sll1746/sll1804/sll109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pan text:style-name="T1">Supp. Table S7:</text:span> Gene set enrichment analysis (GSEA) of CRISPRi library data for control condition on basis of KEGG pathway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etSize</text:p>
          </table:table-cell>
          <table:table-cell office:value-type="string" calcext:value-type="string">
            <text:p>enrichmentScore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p.adjust</text:p>
          </table:table-cell>
          <table:table-cell office:value-type="string" calcext:value-type="string">
            <text:p>qvalu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leading_edge</text:p>
          </table:table-cell>
          <table:table-cell office:value-type="string" calcext:value-type="string">
            <text:p>core_enrichment</text:p>
          </table:table-cell>
        </table:table-row>
        <table:table-row table:style-name="ro1">
          <table:table-cell table:number-columns-repeated="2" office:value-type="string" calcext:value-type="string">
            <text:p>syn03010</text:p>
          </table:table-cell>
          <table:table-cell office:value-type="string" calcext:value-type="string">
            <text:p>Ribosome - Synechocystis sp. PCC 6803</text:p>
          </table:table-cell>
          <table:table-cell office:value-type="float" office:value="54" calcext:value-type="float">
            <text:p>54</text:p>
          </table:table-cell>
          <table:table-cell office:value-type="float" office:value="-0.785386375999097" calcext:value-type="float">
            <text:p>-0.785386375999097</text:p>
          </table:table-cell>
          <table:table-cell office:value-type="float" office:value="-1.89579717715748" calcext:value-type="float">
            <text:p>-1.89579717715748</text:p>
          </table:table-cell>
          <table:table-cell office:value-type="float" office:value="0.00000000987731840916" calcext:value-type="float">
            <text:p>9.87731840916116E-09</text:p>
          </table:table-cell>
          <table:table-cell office:value-type="float" office:value="0.00000065190301500464" calcext:value-type="float">
            <text:p>6.51903015004636E-07</text:p>
          </table:table-cell>
          <table:table-cell office:value-type="float" office:value="0.00000045747580000325" calcext:value-type="float">
            <text:p>4.57475800003254E-07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tags=80%, list=19%, signal=65%</text:p>
          </table:table-cell>
          <table:table-cell office:value-type="string" calcext:value-type="string">
            <text:p>sll1819/sll1744/smr0011/sll1822/ssr0482/sll1813/ssl0601/ssl3432/ssl3445/ssr1604/sll1824/sll1807/ssl1426/sll1740/ssl3436/ssl1784/sll1096/sll1800/slr1356/sll1821/sll1816/sll1801/slr1678/sml0006/slr0469/sll1811/sll1745/sll1805/ssl2233/sll1746/sll1804/sll1808/sll1817/sll1809/sll1743/slr0628/sll1812/sll0767/ssr2799/sll1101/sll1810/sll1097/sll1260</text:p>
          </table:table-cell>
        </table:table-row>
        <table:table-row table:style-name="ro1">
          <table:table-cell table:number-columns-repeated="2" office:value-type="string" calcext:value-type="string">
            <text:p>syn00190</text:p>
          </table:table-cell>
          <table:table-cell office:value-type="string" calcext:value-type="string">
            <text:p>Oxidative phosphorylation - Synechocystis sp. PCC 6803</text:p>
          </table:table-cell>
          <table:table-cell office:value-type="float" office:value="49" calcext:value-type="float">
            <text:p>49</text:p>
          </table:table-cell>
          <table:table-cell office:value-type="float" office:value="-0.777189817434408" calcext:value-type="float">
            <text:p>-0.777189817434408</text:p>
          </table:table-cell>
          <table:table-cell office:value-type="float" office:value="-1.85333194098363" calcext:value-type="float">
            <text:p>-1.85333194098363</text:p>
          </table:table-cell>
          <table:table-cell office:value-type="float" office:value="0.00000021389250758738" calcext:value-type="float">
            <text:p>2.13892507587382E-07</text:p>
          </table:table-cell>
          <table:table-cell office:value-type="float" office:value="0.00000657039993551077" calcext:value-type="float">
            <text:p>6.57039993551077E-06</text:p>
          </table:table-cell>
          <table:table-cell office:value-type="float" office:value="0.00000461080697228826" calcext:value-type="float">
            <text:p>4.61080697228826E-06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tags=47%, list=12%, signal=42%</text:p>
          </table:table-cell>
          <table:table-cell office:value-type="string" calcext:value-type="string">
            <text:p>sll1327/ssl2615/sll1326/sll1322/sll1323/slr1329/sll1324/sll1325/slr1279/sll1262/sll0223/sll0520/sll0521/sll0519/sll0522/slr1623/slr1330/sll1733/slr1281/sll1732/ssr1386/slr1280/slr0261</text:p>
          </table:table-cell>
        </table:table-row>
        <table:table-row table:style-name="ro1">
          <table:table-cell table:number-columns-repeated="2" office:value-type="string" calcext:value-type="string">
            <text:p>syn01110</text:p>
          </table:table-cell>
          <table:table-cell office:value-type="string" calcext:value-type="string">
            <text:p>Biosynthesis of secondary metabolites - Synechocystis sp. PCC 6803</text:p>
          </table:table-cell>
          <table:table-cell office:value-type="float" office:value="287" calcext:value-type="float">
            <text:p>287</text:p>
          </table:table-cell>
          <table:table-cell office:value-type="float" office:value="-0.57788901760862" calcext:value-type="float">
            <text:p>-0.57788901760862</text:p>
          </table:table-cell>
          <table:table-cell office:value-type="float" office:value="-1.48463511866709" calcext:value-type="float">
            <text:p>-1.48463511866709</text:p>
          </table:table-cell>
          <table:table-cell office:value-type="float" office:value="0.00000029865454252322" calcext:value-type="float">
            <text:p>2.98654542523217E-07</text:p>
          </table:table-cell>
          <table:table-cell office:value-type="float" office:value="0.00000657039993551077" calcext:value-type="float">
            <text:p>6.57039993551077E-06</text:p>
          </table:table-cell>
          <table:table-cell office:value-type="float" office:value="0.00000461080697228826" calcext:value-type="float">
            <text:p>4.61080697228826E-06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tags=37%, list=18%, signal=32%</text:p>
          </table:table-cell>
          <table:table-cell office:value-type="string" calcext:value-type="string">
            <text:p>slr0738/slr0186/slr0839/sll1383/slr1542/slr1096/slr1887/sll1112/slr0056/sll0147/sll0817/sll1973/slr1349/slr2130/sll1653/sll1688/sll1883/slr0212/slr1159/slr0519/sll1363/sll0053/sll1893/sll1056/slr0444/slr0951/sll1994/slr0739/sll0402/sll0711/slr1165/slr0348/sll1669/slr0084/sll0735/sll1676/slr1367/sll0603/slr1722/slr1510/slr1022/slr1254/sll1342/sll5079/slr0536/slr0985/slr1300/sll1127/slr1517/slr2089/slr0665/slr0526/slr0452/slr1518/sll0728/sll1214/slr0543/sll1370/slr0657/sll0356/sll1831/slr1790/slr1030/slr1255/sll0807/slr0054/slr2088/sll0578/slr0293/slr0493/slr0237/sll1185/slr1226/slr2074/slr0525/slr0204/slr1348/slr0608/slr1808/sll1721/sll1958/slr1055/sll0757/sll0019/sll1815/slr2136/sll1070/slr0817/ssl2084/sll0336/sll1945/sll1184/slr1934/sll0506/sll0469/sll1841/sll1662/slr0546/slr1945/sll0504/sll1931/slr0611/sll0018/sll1172/slr0500</text:p>
          </table:table-cell>
        </table:table-row>
        <table:table-row table:style-name="ro1">
          <table:table-cell table:number-columns-repeated="2" office:value-type="string" calcext:value-type="string">
            <text:p>syn00195</text:p>
          </table:table-cell>
          <table:table-cell office:value-type="string" calcext:value-type="string">
            <text:p>Photosynthesis - Synechocystis sp. PCC 6803</text:p>
          </table:table-cell>
          <table:table-cell office:value-type="float" office:value="63" calcext:value-type="float">
            <text:p>63</text:p>
          </table:table-cell>
          <table:table-cell office:value-type="float" office:value="-0.691550796939353" calcext:value-type="float">
            <text:p>-0.691550796939353</text:p>
          </table:table-cell>
          <table:table-cell office:value-type="float" office:value="-1.6906471021727" calcext:value-type="float">
            <text:p>-1.6906471021727</text:p>
          </table:table-cell>
          <table:table-cell office:value-type="float" office:value="0.0000712371865648352" calcext:value-type="float">
            <text:p>7.12371865648352E-05</text:p>
          </table:table-cell>
          <table:table-cell office:value-type="float" office:value="0.00117541357831978" calcext:value-type="float">
            <text:p>0.00117541357831978</text:p>
          </table:table-cell>
          <table:table-cell office:value-type="float" office:value="0.000824851633908618" calcext:value-type="float">
            <text:p>0.000824851633908618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tags=60%, list=16%, signal=52%</text:p>
          </table:table-cell>
          <table:table-cell office:value-type="string" calcext:value-type="string">
            <text:p>sll1796/sll0258/sml0007/slr1181/ssr3451/slr0906/smr0006/sml0001/slr0927/sll0199/sll1327/ssl2598/ssl2615/sll1326/smr0004/sll1322/sll1323/sll0427/slr1329/sll1324/sll1325/smr0007/sll1316/smr0010/sll0849/smr0008/slr0737/slr1655/sml0004/slr0342/sll0851/slr0343/sll1317/sml0005/slr1835/ssl0563/slr1834/slr1330</text:p>
          </table:table-cell>
        </table:table-row>
        <table:table-row table:style-name="ro1">
          <table:table-cell table:number-columns-repeated="2" office:value-type="string" calcext:value-type="string">
            <text:p>syn01232</text:p>
          </table:table-cell>
          <table:table-cell office:value-type="string" calcext:value-type="string">
            <text:p>Nucleotide metabolism - Synechocystis sp. PCC 6803</text:p>
          </table:table-cell>
          <table:table-cell office:value-type="float" office:value="27" calcext:value-type="float">
            <text:p>27</text:p>
          </table:table-cell>
          <table:table-cell office:value-type="float" office:value="-0.778848644235281" calcext:value-type="float">
            <text:p>-0.778848644235281</text:p>
          </table:table-cell>
          <table:table-cell office:value-type="float" office:value="-1.75318501808156" calcext:value-type="float">
            <text:p>-1.75318501808156</text:p>
          </table:table-cell>
          <table:table-cell office:value-type="float" office:value="0.000123809009378471" calcext:value-type="float">
            <text:p>0.000123809009378471</text:p>
          </table:table-cell>
          <table:table-cell office:value-type="float" office:value="0.00163427892379581" calcext:value-type="float">
            <text:p>0.00163427892379581</text:p>
          </table:table-cell>
          <table:table-cell office:value-type="float" office:value="0.00114686240266373" calcext:value-type="float">
            <text:p>0.00114686240266373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ags=41%, list=11%, signal=37%</text:p>
          </table:table-cell>
          <table:table-cell office:value-type="string" calcext:value-type="string">
            <text:p>sll0905/slr1722/sll1258/sll0144/slr1123/sll0398/sll1635/sll1815/slr0213/slr0591/slr1164</text:p>
          </table:table-cell>
        </table:table-row>
        <table:table-row table:style-name="ro1">
          <table:table-cell table:number-columns-repeated="2" office:value-type="string" calcext:value-type="string">
            <text:p>syn01230</text:p>
          </table:table-cell>
          <table:table-cell office:value-type="string" calcext:value-type="string">
            <text:p>Biosynthesis of amino acids - Synechocystis sp. PCC 6803</text:p>
          </table:table-cell>
          <table:table-cell office:value-type="float" office:value="93" calcext:value-type="float">
            <text:p>93</text:p>
          </table:table-cell>
          <table:table-cell office:value-type="float" office:value="-0.619041102456245" calcext:value-type="float">
            <text:p>-0.619041102456245</text:p>
          </table:table-cell>
          <table:table-cell office:value-type="float" office:value="-1.54130025861133" calcext:value-type="float">
            <text:p>-1.54130025861133</text:p>
          </table:table-cell>
          <table:table-cell office:value-type="float" office:value="0.000349637168524749" calcext:value-type="float">
            <text:p>0.000349637168524749</text:p>
          </table:table-cell>
          <table:table-cell office:value-type="float" office:value="0.00384600885377224" calcext:value-type="float">
            <text:p>0.00384600885377224</text:p>
          </table:table-cell>
          <table:table-cell office:value-type="float" office:value="0.00269895358159456" calcext:value-type="float">
            <text:p>0.00269895358159456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tags=35%, list=15%, signal=31%</text:p>
          </table:table-cell>
          <table:table-cell office:value-type="string" calcext:value-type="string">
            <text:p>slr2130/sll1688/sll1883/slr0212/sll1363/sll1893/slr0444/sll0402/sll1669/slr0084/slr1022/sll1342/slr1517/slr0665/slr0452/slr0543/slr0657/sll0356/sll0807/slr2088/slr1348/slr0608/sll1958/sll1070/sll0469/sll1662/slr0546/slr1945/sll0504/sll1931/sll0018/sll1172/slr0500</text:p>
          </table:table-cell>
        </table:table-row>
        <table:table-row table:style-name="ro1">
          <table:table-cell table:number-columns-repeated="2" office:value-type="string" calcext:value-type="string">
            <text:p>syn00230</text:p>
          </table:table-cell>
          <table:table-cell office:value-type="string" calcext:value-type="string">
            <text:p>Purine metabolism - Synechocystis sp. PCC 6803</text:p>
          </table:table-cell>
          <table:table-cell office:value-type="float" office:value="45" calcext:value-type="float">
            <text:p>45</text:p>
          </table:table-cell>
          <table:table-cell office:value-type="float" office:value="-0.68761273615204" calcext:value-type="float">
            <text:p>-0.68761273615204</text:p>
          </table:table-cell>
          <table:table-cell office:value-type="float" office:value="-1.6323297736862" calcext:value-type="float">
            <text:p>-1.6323297736862</text:p>
          </table:table-cell>
          <table:table-cell office:value-type="float" office:value="0.000541307479901758" calcext:value-type="float">
            <text:p>0.000541307479901758</text:p>
          </table:table-cell>
          <table:table-cell office:value-type="float" office:value="0.00510375623907372" calcext:value-type="float">
            <text:p>0.00510375623907372</text:p>
          </table:table-cell>
          <table:table-cell office:value-type="float" office:value="0.00358158332566577" calcext:value-type="float">
            <text:p>0.00358158332566577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tags=40%, list=15%, signal=34%</text:p>
          </table:table-cell>
          <table:table-cell office:value-type="string" calcext:value-type="string">
            <text:p>slr1573/slr1256/slr1159/slr0519/sll1056/sll1546/slr1165/slr1722/sll0578/slr1123/slr1226/sll0757/sll0398/sll1815/slr0213/sll0469/slr0591/slr1164</text:p>
          </table:table-cell>
        </table:table-row>
        <table:table-row table:style-name="ro1">
          <table:table-cell table:number-columns-repeated="2" office:value-type="string" calcext:value-type="string">
            <text:p>syn00900</text:p>
          </table:table-cell>
          <table:table-cell office:value-type="string" calcext:value-type="string">
            <text:p>Terpenoid backbone biosynthesis - Synechocystis sp. PCC 6803</text:p>
          </table:table-cell>
          <table:table-cell office:value-type="float" office:value="14" calcext:value-type="float">
            <text:p>14</text:p>
          </table:table-cell>
          <table:table-cell office:value-type="float" office:value="-0.811637668839199" calcext:value-type="float">
            <text:p>-0.811637668839199</text:p>
          </table:table-cell>
          <table:table-cell office:value-type="float" office:value="-1.62307248603669" calcext:value-type="float">
            <text:p>-1.62307248603669</text:p>
          </table:table-cell>
          <table:table-cell office:value-type="float" office:value="0.0025799456617207" calcext:value-type="float">
            <text:p>0.0025799456617207</text:p>
          </table:table-cell>
          <table:table-cell office:value-type="float" office:value="0.0212845517091958" calcext:value-type="float">
            <text:p>0.0212845517091958</text:p>
          </table:table-cell>
          <table:table-cell office:value-type="float" office:value="0.0149365275152251" calcext:value-type="float">
            <text:p>0.014936527515225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tags=71%, list=13%, signal=62%</text:p>
          </table:table-cell>
          <table:table-cell office:value-type="string" calcext:value-type="string">
            <text:p>slr1542/slr0951/slr0739/sll0711/slr0348/sll0019/slr2136/sll1945/sll0506/slr0611</text:p>
          </table:table-cell>
        </table:table-row>
        <table:table-row table:style-name="ro1">
          <table:table-cell table:number-columns-repeated="2" office:value-type="string" calcext:value-type="string">
            <text:p>syn03070</text:p>
          </table:table-cell>
          <table:table-cell office:value-type="string" calcext:value-type="string">
            <text:p>Bacterial secretion system - Synechocystis sp. PCC 6803</text:p>
          </table:table-cell>
          <table:table-cell office:value-type="float" office:value="14" calcext:value-type="float">
            <text:p>14</text:p>
          </table:table-cell>
          <table:table-cell office:value-type="float" office:value="-0.791893576199492" calcext:value-type="float">
            <text:p>-0.791893576199492</text:p>
          </table:table-cell>
          <table:table-cell office:value-type="float" office:value="-1.58358923537497" calcext:value-type="float">
            <text:p>-1.58358923537497</text:p>
          </table:table-cell>
          <table:table-cell office:value-type="float" office:value="0.00508845161161877" calcext:value-type="float">
            <text:p>0.00508845161161877</text:p>
          </table:table-cell>
          <table:table-cell office:value-type="float" office:value="0.0373153118185377" calcext:value-type="float">
            <text:p>0.0373153118185377</text:p>
          </table:table-cell>
          <table:table-cell office:value-type="float" office:value="0.0261861837323071" calcext:value-type="float">
            <text:p>0.0261861837323071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tags=64%, list=14%, signal=56%</text:p>
          </table:table-cell>
          <table:table-cell office:value-type="string" calcext:value-type="string">
            <text:p>slr1471/slr1531/slr2102/sll1814/sll0616/slr1046/ssr3307/ssl2823/sll019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pan text:style-name="T1">Supp. Table S8: </text:span>Gene set enrichment analysis (GSEA) of Lys-treated CRISPRi library on basis of KEGG pathway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etSize</text:p>
          </table:table-cell>
          <table:table-cell office:value-type="string" calcext:value-type="string">
            <text:p>enrichmentScore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p.adjust</text:p>
          </table:table-cell>
          <table:table-cell office:value-type="string" calcext:value-type="string">
            <text:p>qvalu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leading_edge</text:p>
          </table:table-cell>
          <table:table-cell office:value-type="string" calcext:value-type="string">
            <text:p>core_enrichment</text:p>
          </table:table-cell>
        </table:table-row>
        <table:table-row table:style-name="ro1">
          <table:table-cell table:number-columns-repeated="2" office:value-type="string" calcext:value-type="string">
            <text:p>syn03010</text:p>
          </table:table-cell>
          <table:table-cell office:value-type="string" calcext:value-type="string">
            <text:p>Ribosome - Synechocystis sp. PCC 6803</text:p>
          </table:table-cell>
          <table:table-cell office:value-type="float" office:value="54" calcext:value-type="float">
            <text:p>54</text:p>
          </table:table-cell>
          <table:table-cell office:value-type="float" office:value="-0.868978139694565" calcext:value-type="float">
            <text:p>-0.868978139694565</text:p>
          </table:table-cell>
          <table:table-cell office:value-type="float" office:value="-2.52810061419507" calcext:value-type="float">
            <text:p>-2.52810061419507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0.0000000033" calcext:value-type="float">
            <text:p>0.0000000033</text:p>
          </table:table-cell>
          <table:table-cell office:value-type="float" office:value="0.00000000184210526316" calcext:value-type="float">
            <text:p>1.84210526315789E-09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tags=85%, list=10%, signal=78%</text:p>
          </table:table-cell>
          <table:table-cell office:value-type="string" calcext:value-type="string">
            <text:p>sll1816/ssr0482/sll1744/ssr1736/sll1817/smr0011/sll1819/ssl2233/sll1822/slr1678/sll1803/sll1806/sll1096/sll1811/sll0767/ssr1398/sll1800/sll1740/sll1745/sll1799/ssl1426/sll1812/sll1746/ssr1399/sll1824/ssl1784/slr0469/sll1801/sml0006/sll1802/sll1101/sll1810/sll1743/slr0628/sll1808/ssl3432/ssl3436/sll1805/sll1804/ssl3445/sll1807/ssl3437/sll1809/ssr2799/sll1097/sll1260</text:p>
          </table:table-cell>
        </table:table-row>
        <table:table-row table:style-name="ro1">
          <table:table-cell table:number-columns-repeated="2" office:value-type="string" calcext:value-type="string">
            <text:p>syn01110</text:p>
          </table:table-cell>
          <table:table-cell office:value-type="string" calcext:value-type="string">
            <text:p>Biosynthesis of secondary metabolites - Synechocystis sp. PCC 6803</text:p>
          </table:table-cell>
          <table:table-cell office:value-type="float" office:value="287" calcext:value-type="float">
            <text:p>287</text:p>
          </table:table-cell>
          <table:table-cell office:value-type="float" office:value="-0.576208442450109" calcext:value-type="float">
            <text:p>-0.576208442450109</text:p>
          </table:table-cell>
          <table:table-cell office:value-type="float" office:value="-2.03671562005941" calcext:value-type="float">
            <text:p>-2.03671562005941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0.0000000033" calcext:value-type="float">
            <text:p>0.0000000033</text:p>
          </table:table-cell>
          <table:table-cell office:value-type="float" office:value="0.00000000184210526316" calcext:value-type="float">
            <text:p>1.84210526315789E-09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tags=47%, list=19%, signal=40%</text:p>
          </table:table-cell>
          <table:table-cell office:value-type="string" calcext:value-type="string">
            <text:p>slr0520/slr0879/slr0012/sll0053/slr0661/slr1848/sll0603/sll1383/slr0985/slr1165/slr0237/sll1676/slr0066/sll1370/sll0033/sll1558/slr0032/sll0017/sll0402/slr0121/sll0585/slr0597/sll0480/sll0171/sll0404/sll1721/sll0927/sll1112/slr0665/slr2074/slr0084/slr0886/sll1058/sll1894/sll1468/sll0409/slr0348/slr2089/slr1099/sll1056/sll1831/slr0444/sll1127/sll1747/sll0902/sll0757/slr0194/slr1887/sll0147/slr0452/sll1797/slr1790/slr1300/sll5079/slr0926/sll0179/sll0373/slr1096/slr0739/sll1883/sll1470/slr0657/slr1369/slr1867/slr1518/slr1542/sll0728/slr0186/sll0421/slr2130/slr0204/sll0065/slr0951/slr1226/sll0900/slr0435/sll1893/slr1254/slr2088/slr1560/sll0807/slr1022/slr1055/slr0056/sll0401/slr0493/slr1030/slr0054/sll0711/sll1669/slr1348/slr0519/slr1777/slr1808/sll1945/sll0356/slr0536/sll1363/slr1159/slr1517/sll0936/sll1662/sll0336/slr0293/slr0116/slr0817/sll0578/sll1958/sll1185/sll1841/sll0506/slr0525/slr1898/sll0469/sll1070/sll0455/slr0526/sll0018/slr2136/sll1815/slr1255/sll0019/ssl2084/slr0611/sll1184/slr1945/sll1931/sll1994/sll1172/sll0504/slr0608/slr1934/slr0652/slr0500/slr0546</text:p>
          </table:table-cell>
        </table:table-row>
        <table:table-row table:style-name="ro1">
          <table:table-cell table:number-columns-repeated="2" office:value-type="string" calcext:value-type="string">
            <text:p>syn00190</text:p>
          </table:table-cell>
          <table:table-cell office:value-type="string" calcext:value-type="string">
            <text:p>Oxidative phosphorylation - Synechocystis sp. PCC 6803</text:p>
          </table:table-cell>
          <table:table-cell office:value-type="float" office:value="49" calcext:value-type="float">
            <text:p>49</text:p>
          </table:table-cell>
          <table:table-cell office:value-type="float" office:value="-0.727504047446772" calcext:value-type="float">
            <text:p>-0.727504047446772</text:p>
          </table:table-cell>
          <table:table-cell office:value-type="float" office:value="-2.08828888447591" calcext:value-type="float">
            <text:p>-2.08828888447591</text:p>
          </table:table-cell>
          <table:table-cell office:value-type="float" office:value="0.00000003751851292738" calcext:value-type="float">
            <text:p>3.75185129273777E-08</text:p>
          </table:table-cell>
          <table:table-cell office:value-type="float" office:value="0.00000061905546330173" calcext:value-type="float">
            <text:p>6.19055463301731E-07</text:p>
          </table:table-cell>
          <table:table-cell office:value-type="float" office:value="0.0000003455652506469" calcext:value-type="float">
            <text:p>3.45565250646899E-07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tags=47%, list=10%, signal=43%</text:p>
          </table:table-cell>
          <table:table-cell office:value-type="string" calcext:value-type="string">
            <text:p>sll1324/sll1323/sll1322/ssl2615/sll1326/sll1262/sll0223/sll1733/sll0520/sll1732/sll1325/sll1327/slr1279/sll0519/sll0521/sll0522/slr1330/slr1329/slr1623/slr1281/ssr1386/slr1280/slr0261</text:p>
          </table:table-cell>
        </table:table-row>
        <table:table-row table:style-name="ro1">
          <table:table-cell table:number-columns-repeated="2" office:value-type="string" calcext:value-type="string">
            <text:p>syn01230</text:p>
          </table:table-cell>
          <table:table-cell office:value-type="string" calcext:value-type="string">
            <text:p>Biosynthesis of amino acids - Synechocystis sp. PCC 6803</text:p>
          </table:table-cell>
          <table:table-cell office:value-type="float" office:value="93" calcext:value-type="float">
            <text:p>93</text:p>
          </table:table-cell>
          <table:table-cell office:value-type="float" office:value="-0.633326772119532" calcext:value-type="float">
            <text:p>-0.633326772119532</text:p>
          </table:table-cell>
          <table:table-cell office:value-type="float" office:value="-1.98561791059234" calcext:value-type="float">
            <text:p>-1.98561791059234</text:p>
          </table:table-cell>
          <table:table-cell office:value-type="float" office:value="0.00000003540337528583" calcext:value-type="float">
            <text:p>3.54033752858342E-08</text:p>
          </table:table-cell>
          <table:table-cell office:value-type="float" office:value="0.00000061905546330173" calcext:value-type="float">
            <text:p>6.19055463301731E-07</text:p>
          </table:table-cell>
          <table:table-cell office:value-type="float" office:value="0.0000003455652506469" calcext:value-type="float">
            <text:p>3.45565250646899E-07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tags=56%, list=20%, signal=46%</text:p>
          </table:table-cell>
          <table:table-cell office:value-type="string" calcext:value-type="string">
            <text:p>slr0394/sll1342/slr0661/slr1848/slr0032/sll0402/sll0480/sll0927/sll1112/slr0665/slr0084/sll1058/slr0444/sll1747/sll0902/slr0194/slr0452/sll0373/sll1883/sll1470/slr0657/slr1867/slr0186/slr2130/sll0065/sll0900/sll1893/slr2088/slr1560/sll0807/slr1022/sll0401/sll1669/slr1348/sll0356/sll1363/slr1517/sll1662/sll1958/slr1898/sll0469/sll1070/sll0455/sll0018/slr1945/sll1931/sll1172/sll0504/slr0608/slr0652/slr0500/slr0546</text:p>
          </table:table-cell>
        </table:table-row>
        <table:table-row table:style-name="ro1">
          <table:table-cell table:number-columns-repeated="2" office:value-type="string" calcext:value-type="string">
            <text:p>syn01240</text:p>
          </table:table-cell>
          <table:table-cell office:value-type="string" calcext:value-type="string">
            <text:p>Biosynthesis of cofactors - Synechocystis sp. PCC 6803</text:p>
          </table:table-cell>
          <table:table-cell office:value-type="float" office:value="138" calcext:value-type="float">
            <text:p>138</text:p>
          </table:table-cell>
          <table:table-cell office:value-type="float" office:value="-0.550120191695406" calcext:value-type="float">
            <text:p>-0.550120191695406</text:p>
          </table:table-cell>
          <table:table-cell office:value-type="float" office:value="-1.81659053571864" calcext:value-type="float">
            <text:p>-1.81659053571864</text:p>
          </table:table-cell>
          <table:table-cell office:value-type="float" office:value="0.00000238725311689606" calcext:value-type="float">
            <text:p>2.38725311689606E-06</text:p>
          </table:table-cell>
          <table:table-cell office:value-type="float" office:value="0.0000315117411430279" calcext:value-type="float">
            <text:p>3.15117411430279E-05</text:p>
          </table:table-cell>
          <table:table-cell office:value-type="float" office:value="0.0000175902861244973" calcext:value-type="float">
            <text:p>1.75902861244973E-05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tags=41%, list=18%, signal=35%</text:p>
          </table:table-cell>
          <table:table-cell office:value-type="string" calcext:value-type="string">
            <text:p>sll0603/slr1748/slr0066/sll0868/sll1558/slr0032/sll0017/slr0903/sll1612/sll0927/slr0886/sll1894/sll0409/slr1099/sll0635/slr0633/sll1127/slr1887/sll1797/slr1790/slr1300/sll5079/slr0926/sll0179/slr1096/slr1787/slr0812/slr1518/sll0421/sll1443/sll0838/slr0204/slr0969/sll0037/sll0753/sll0250/slr1598/slr0493/slr0917/slr1808/slr1364/slr0536/sll1823/sll0936/slr0118/slr0817/sll1498/sll1185/sll0144/slr0526/sll1815/sll0370/sll1069/slr1979/sll1931/sll1994/sll1605</text:p>
          </table:table-cell>
        </table:table-row>
        <table:table-row table:style-name="ro1">
          <table:table-cell table:number-columns-repeated="2" office:value-type="string" calcext:value-type="string">
            <text:p>syn01232</text:p>
          </table:table-cell>
          <table:table-cell office:value-type="string" calcext:value-type="string">
            <text:p>Nucleotide metabolism - Synechocystis sp. PCC 6803</text:p>
          </table:table-cell>
          <table:table-cell office:value-type="float" office:value="27" calcext:value-type="float">
            <text:p>27</text:p>
          </table:table-cell>
          <table:table-cell office:value-type="float" office:value="-0.767515081047743" calcext:value-type="float">
            <text:p>-0.767515081047743</text:p>
          </table:table-cell>
          <table:table-cell office:value-type="float" office:value="-1.96488963194866" calcext:value-type="float">
            <text:p>-1.96488963194866</text:p>
          </table:table-cell>
          <table:table-cell office:value-type="float" office:value="0.00000500634908132622" calcext:value-type="float">
            <text:p>5.00634908132622E-06</text:p>
          </table:table-cell>
          <table:table-cell office:value-type="float" office:value="0.0000550698398945884" calcext:value-type="float">
            <text:p>5.50698398945884E-05</text:p>
          </table:table-cell>
          <table:table-cell office:value-type="float" office:value="0.0000307407399730558" calcext:value-type="float">
            <text:p>3.07407399730558E-05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tags=52%, list=13%, signal=45%</text:p>
          </table:table-cell>
          <table:table-cell office:value-type="string" calcext:value-type="string">
            <text:p>sll1635/sll0368/sll1258/sll0421/sll1443/slr0213/slr0379/sll0398/sll1823/sll0144/sll1815/slr1123/slr0591/slr1164</text:p>
          </table:table-cell>
        </table:table-row>
        <table:table-row table:style-name="ro1">
          <table:table-cell table:number-columns-repeated="2" office:value-type="string" calcext:value-type="string">
            <text:p>syn00970</text:p>
          </table:table-cell>
          <table:table-cell office:value-type="string" calcext:value-type="string">
            <text:p>Aminoacyl-tRNA biosynthesis - Synechocystis sp. PCC 6803</text:p>
          </table:table-cell>
          <table:table-cell office:value-type="float" office:value="26" calcext:value-type="float">
            <text:p>26</text:p>
          </table:table-cell>
          <table:table-cell office:value-type="float" office:value="-0.758655679222336" calcext:value-type="float">
            <text:p>-0.758655679222336</text:p>
          </table:table-cell>
          <table:table-cell office:value-type="float" office:value="-1.93247802200504" calcext:value-type="float">
            <text:p>-1.93247802200504</text:p>
          </table:table-cell>
          <table:table-cell office:value-type="float" office:value="0.0000129850128613676" calcext:value-type="float">
            <text:p>1.29850128613676E-05</text:p>
          </table:table-cell>
          <table:table-cell office:value-type="float" office:value="0.000122430121264323" calcext:value-type="float">
            <text:p>0.000122430121264323</text:p>
          </table:table-cell>
          <table:table-cell office:value-type="float" office:value="0.0000683421729545663" calcext:value-type="float">
            <text:p>6.83421729545663E-05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tags=77%, list=11%, signal=69%</text:p>
          </table:table-cell>
          <table:table-cell office:value-type="string" calcext:value-type="string">
            <text:p>slr0220/sll0495/slr1703/slr0638/slr0070/sll0179/slr0958/sll0454/slr1550/slr0877/sll1553/slr1720/sll1425/sll0362/sll1074/slr0557/sll1362/sll1435/sll0078/slr0357</text:p>
          </table:table-cell>
        </table:table-row>
        <table:table-row table:style-name="ro1">
          <table:table-cell table:number-columns-repeated="2" office:value-type="string" calcext:value-type="string">
            <text:p>syn01210</text:p>
          </table:table-cell>
          <table:table-cell office:value-type="string" calcext:value-type="string">
            <text:p>2-Oxocarboxylic acid metabolism - Synechocystis sp. PCC 6803</text:p>
          </table:table-cell>
          <table:table-cell office:value-type="float" office:value="26" calcext:value-type="float">
            <text:p>26</text:p>
          </table:table-cell>
          <table:table-cell office:value-type="float" office:value="-0.750004290808911" calcext:value-type="float">
            <text:p>-0.750004290808911</text:p>
          </table:table-cell>
          <table:table-cell office:value-type="float" office:value="-1.91044086018493" calcext:value-type="float">
            <text:p>-1.91044086018493</text:p>
          </table:table-cell>
          <table:table-cell office:value-type="float" office:value="0.0000207114889946105" calcext:value-type="float">
            <text:p>2.07114889946105E-05</text:p>
          </table:table-cell>
          <table:table-cell office:value-type="float" office:value="0.000170869784205536" calcext:value-type="float">
            <text:p>0.000170869784205536</text:p>
          </table:table-cell>
          <table:table-cell office:value-type="float" office:value="0.0000953818572120219" calcext:value-type="float">
            <text:p>9.53818572120219E-05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tags=73%, list=17%, signal=61%</text:p>
          </table:table-cell>
          <table:table-cell office:value-type="string" calcext:value-type="string">
            <text:p>slr0032/sll0402/sll1721/slr0665/slr0452/slr1096/sll1883/sll1470/slr0657/slr0186/sll0065/slr2088/slr1022/sll0401/sll1363/slr1517/sll1841/slr1898/slr1934</text:p>
          </table:table-cell>
        </table:table-row>
        <table:table-row table:style-name="ro1">
          <table:table-cell table:number-columns-repeated="2" office:value-type="string" calcext:value-type="string">
            <text:p>syn00900</text:p>
          </table:table-cell>
          <table:table-cell office:value-type="string" calcext:value-type="string">
            <text:p>Terpenoid backbone biosynthesis - Synechocystis sp. PCC 6803</text:p>
          </table:table-cell>
          <table:table-cell office:value-type="float" office:value="14" calcext:value-type="float">
            <text:p>14</text:p>
          </table:table-cell>
          <table:table-cell office:value-type="float" office:value="-0.844273909416099" calcext:value-type="float">
            <text:p>-0.844273909416099</text:p>
          </table:table-cell>
          <table:table-cell office:value-type="float" office:value="-1.87865251591611" calcext:value-type="float">
            <text:p>-1.87865251591611</text:p>
          </table:table-cell>
          <table:table-cell office:value-type="float" office:value="0.0000234807653290773" calcext:value-type="float">
            <text:p>2.34807653290773E-05</text:p>
          </table:table-cell>
          <table:table-cell office:value-type="float" office:value="0.0001721922790799" calcext:value-type="float">
            <text:p>0.0001721922790799</text:p>
          </table:table-cell>
          <table:table-cell office:value-type="float" office:value="0.0000961200919903749" calcext:value-type="float">
            <text:p>9.61200919903749E-05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tags=79%, list=14%, signal=68%</text:p>
          </table:table-cell>
          <table:table-cell office:value-type="string" calcext:value-type="string">
            <text:p>slr0348/slr1099/slr0739/slr1542/slr0951/sll0711/sll1945/sll0506/slr2136/sll0019/slr0611</text:p>
          </table:table-cell>
        </table:table-row>
        <table:table-row table:style-name="ro1">
          <table:table-cell table:number-columns-repeated="2" office:value-type="string" calcext:value-type="string">
            <text:p>syn00240</text:p>
          </table:table-cell>
          <table:table-cell office:value-type="string" calcext:value-type="string">
            <text:p>Pyrimidine metabolism - Synechocystis sp. PCC 6803</text:p>
          </table:table-cell>
          <table:table-cell office:value-type="float" office:value="26" calcext:value-type="float">
            <text:p>26</text:p>
          </table:table-cell>
          <table:table-cell office:value-type="float" office:value="-0.738544844398491" calcext:value-type="float">
            <text:p>-0.738544844398491</text:p>
          </table:table-cell>
          <table:table-cell office:value-type="float" office:value="-1.88125090097289" calcext:value-type="float">
            <text:p>-1.88125090097289</text:p>
          </table:table-cell>
          <table:table-cell office:value-type="float" office:value="0.0000515872994625519" calcext:value-type="float">
            <text:p>5.15872994625519E-05</text:p>
          </table:table-cell>
          <table:table-cell office:value-type="float" office:value="0.000340476176452843" calcext:value-type="float">
            <text:p>0.000340476176452843</text:p>
          </table:table-cell>
          <table:table-cell office:value-type="float" office:value="0.000190058471704139" calcext:value-type="float">
            <text:p>0.000190058471704139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tags=42%, list=13%, signal=37%</text:p>
          </table:table-cell>
          <table:table-cell office:value-type="string" calcext:value-type="string">
            <text:p>sll1635/sll0368/sll1258/sll1443/sll0838/slr0379/sll1498/sll0144/sll0370/slr0591/slr1164</text:p>
          </table:table-cell>
        </table:table-row>
        <table:table-row table:style-name="ro1">
          <table:table-cell table:number-columns-repeated="2" office:value-type="string" calcext:value-type="string">
            <text:p>syn01200</text:p>
          </table:table-cell>
          <table:table-cell office:value-type="string" calcext:value-type="string">
            <text:p>Carbon metabolism - Synechocystis sp. PCC 6803</text:p>
          </table:table-cell>
          <table:table-cell office:value-type="float" office:value="73" calcext:value-type="float">
            <text:p>73</text:p>
          </table:table-cell>
          <table:table-cell office:value-type="float" office:value="-0.561437206723367" calcext:value-type="float">
            <text:p>-0.561437206723367</text:p>
          </table:table-cell>
          <table:table-cell office:value-type="float" office:value="-1.69408974981275" calcext:value-type="float">
            <text:p>-1.69408974981275</text:p>
          </table:table-cell>
          <table:table-cell office:value-type="float" office:value="0.000358949514969904" calcext:value-type="float">
            <text:p>0.000358949514969904</text:p>
          </table:table-cell>
          <table:table-cell office:value-type="float" office:value="0.00215369708981942" calcext:value-type="float">
            <text:p>0.00215369708981942</text:p>
          </table:table-cell>
          <table:table-cell office:value-type="float" office:value="0.00120222325588006" calcext:value-type="float">
            <text:p>0.00120222325588006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tags=40%, list=20%, signal=32%</text:p>
          </table:table-cell>
          <table:table-cell office:value-type="string" calcext:value-type="string">
            <text:p>slr0009/slr0394/sll1342/slr0879/slr0012/sll0053/sll0171/sll1721/slr0665/slr2141/slr0194/slr1096/sll0728/slr0435/sll0807/sll0753/sll0401/slr1348/sll0336/slr0293/sll1841/sll0920/sll0469/sll1070/sll0018/slr1945/sll1931/slr1934/sll1525</text:p>
          </table:table-cell>
        </table:table-row>
        <table:table-row table:style-name="ro1">
          <table:table-cell table:number-columns-repeated="2" office:value-type="string" calcext:value-type="string">
            <text:p>syn00195</text:p>
          </table:table-cell>
          <table:table-cell office:value-type="string" calcext:value-type="string">
            <text:p>Photosynthesis - Synechocystis sp. PCC 6803</text:p>
          </table:table-cell>
          <table:table-cell office:value-type="float" office:value="63" calcext:value-type="float">
            <text:p>63</text:p>
          </table:table-cell>
          <table:table-cell office:value-type="float" office:value="-0.566959941396359" calcext:value-type="float">
            <text:p>-0.566959941396359</text:p>
          </table:table-cell>
          <table:table-cell office:value-type="float" office:value="-1.68534383275837" calcext:value-type="float">
            <text:p>-1.68534383275837</text:p>
          </table:table-cell>
          <table:table-cell office:value-type="float" office:value="0.000732668848580569" calcext:value-type="float">
            <text:p>0.000732668848580569</text:p>
          </table:table-cell>
          <table:table-cell office:value-type="float" office:value="0.00402967866719313" calcext:value-type="float">
            <text:p>0.00402967866719313</text:p>
          </table:table-cell>
          <table:table-cell office:value-type="float" office:value="0.00224942190353683" calcext:value-type="float">
            <text:p>0.00224942190353683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tags=51%, list=19%, signal=42%</text:p>
          </table:table-cell>
          <table:table-cell office:value-type="string" calcext:value-type="string">
            <text:p>sml0007/slr1181/slr0927/sll0199/slr1835/slr0342/slr0737/slr0906/sll0258/ssl2598/ssl0563/sll0851/slr1834/sml0004/slr1643/sll1324/smr0008/sll1323/sll0427/sll1317/sll0849/sml0005/slr0343/smr0010/sll1322/ssl2615/sll1316/sll1326/sll1325/sll1327/slr1330/slr1329</text:p>
          </table:table-cell>
        </table:table-row>
        <table:table-row table:style-name="ro1">
          <table:table-cell table:number-columns-repeated="2" office:value-type="string" calcext:value-type="string">
            <text:p>syn02020</text:p>
          </table:table-cell>
          <table:table-cell office:value-type="string" calcext:value-type="string">
            <text:p>Two-component system - Synechocystis sp. PCC 6803</text:p>
          </table:table-cell>
          <table:table-cell office:value-type="float" office:value="64" calcext:value-type="float">
            <text:p>64</text:p>
          </table:table-cell>
          <table:table-cell office:value-type="float" office:value="0.517333709907374" calcext:value-type="float">
            <text:p>0.517333709907374</text:p>
          </table:table-cell>
          <table:table-cell office:value-type="float" office:value="1.68719676803288" calcext:value-type="float">
            <text:p>1.68719676803288</text:p>
          </table:table-cell>
          <table:table-cell office:value-type="float" office:value="0.00192756337464581" calcext:value-type="float">
            <text:p>0.00192756337464581</text:p>
          </table:table-cell>
          <table:table-cell office:value-type="float" office:value="0.00978609097897102" calcext:value-type="float">
            <text:p>0.00978609097897102</text:p>
          </table:table-cell>
          <table:table-cell office:value-type="float" office:value="0.00546273021154682" calcext:value-type="float">
            <text:p>0.00546273021154682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tags=22%, list=9%, signal=20%</text:p>
          </table:table-cell>
          <table:table-cell office:value-type="string" calcext:value-type="string">
            <text:p>slr1042/sll0337/sll0043/sll0040/slr1756/slr0795/ssl0707/slr1380/sll0034/sll0680/sll0797/sll1291/sll1294/slr1837</text:p>
          </table:table-cell>
        </table:table-row>
        <table:table-row table:style-name="ro1">
          <table:table-cell table:number-columns-repeated="2" office:value-type="string" calcext:value-type="string">
            <text:p>syn00550</text:p>
          </table:table-cell>
          <table:table-cell office:value-type="string" calcext:value-type="string">
            <text:p>Peptidoglycan biosynthesis - Synechocystis sp. PCC 6803</text:p>
          </table:table-cell>
          <table:table-cell office:value-type="float" office:value="18" calcext:value-type="float">
            <text:p>18</text:p>
          </table:table-cell>
          <table:table-cell office:value-type="float" office:value="-0.729942481203817" calcext:value-type="float">
            <text:p>-0.729942481203817</text:p>
          </table:table-cell>
          <table:table-cell office:value-type="float" office:value="-1.73644011988112" calcext:value-type="float">
            <text:p>-1.73644011988112</text:p>
          </table:table-cell>
          <table:table-cell office:value-type="float" office:value="0.00237334571820034" calcext:value-type="float">
            <text:p>0.00237334571820034</text:p>
          </table:table-cell>
          <table:table-cell office:value-type="float" office:value="0.0105639264138947" calcext:value-type="float">
            <text:p>0.0105639264138947</text:p>
          </table:table-cell>
          <table:table-cell office:value-type="float" office:value="0.00589692862019641" calcext:value-type="float">
            <text:p>0.00589692862019641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tags=61%, list=9%, signal=56%</text:p>
          </table:table-cell>
          <table:table-cell office:value-type="string" calcext:value-type="string">
            <text:p>slr0938/slr0804/slr1423/sll2010/sll0657/sll1833/slr1424/slr1656/slr0017/sll0210/sll0506</text:p>
          </table:table-cell>
        </table:table-row>
        <table:table-row table:style-name="ro1">
          <table:table-cell table:number-columns-repeated="2" office:value-type="string" calcext:value-type="string">
            <text:p>syn01120</text:p>
          </table:table-cell>
          <table:table-cell office:value-type="string" calcext:value-type="string">
            <text:p>Microbial metabolism in diverse environments - Synechocystis sp. PCC 6803</text:p>
          </table:table-cell>
          <table:table-cell office:value-type="float" office:value="129" calcext:value-type="float">
            <text:p>129</text:p>
          </table:table-cell>
          <table:table-cell office:value-type="float" office:value="-0.473877839057035" calcext:value-type="float">
            <text:p>-0.473877839057035</text:p>
          </table:table-cell>
          <table:table-cell office:value-type="float" office:value="-1.54785953821674" calcext:value-type="float">
            <text:p>-1.54785953821674</text:p>
          </table:table-cell>
          <table:table-cell office:value-type="float" office:value="0.00240089236679425" calcext:value-type="float">
            <text:p>0.00240089236679425</text:p>
          </table:table-cell>
          <table:table-cell office:value-type="float" office:value="0.0105639264138947" calcext:value-type="float">
            <text:p>0.0105639264138947</text:p>
          </table:table-cell>
          <table:table-cell office:value-type="float" office:value="0.00589692862019641" calcext:value-type="float">
            <text:p>0.0058969286201964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tags=36%, list=20%, signal=29%</text:p>
          </table:table-cell>
          <table:table-cell office:value-type="string" calcext:value-type="string">
            <text:p>slr0009/sll1440/slr0394/sll1342/slr0012/sll0053/slr1165/sll0017/sll0404/sll1721/slr0898/slr0665/sll1058/slr1099/sll1831/slr2141/slr0194/slr1887/sll1454/sll0179/slr1096/slr1791/slr0657/slr0963/sll0728/slr0435/sll0807/sll0753/slr1022/sll0401/slr1348/slr1808/sll0336/sll1841/sll0920/sll0469/sll1070/sll0455/sll0018/slr1945/sll1931/sll1994/sll1172/sll0504/slr1934/sll1525</text:p>
          </table:table-cell>
        </table:table-row>
        <table:table-row table:style-name="ro1">
          <table:table-cell table:number-columns-repeated="2" office:value-type="string" calcext:value-type="string">
            <text:p>syn03030</text:p>
          </table:table-cell>
          <table:table-cell office:value-type="string" calcext:value-type="string">
            <text:p>DNA replication - Synechocystis sp. PCC 6803</text:p>
          </table:table-cell>
          <table:table-cell office:value-type="float" office:value="12" calcext:value-type="float">
            <text:p>12</text:p>
          </table:table-cell>
          <table:table-cell office:value-type="float" office:value="-0.758776738997987" calcext:value-type="float">
            <text:p>-0.758776738997987</text:p>
          </table:table-cell>
          <table:table-cell office:value-type="float" office:value="-1.62026430313757" calcext:value-type="float">
            <text:p>-1.62026430313757</text:p>
          </table:table-cell>
          <table:table-cell office:value-type="float" office:value="0.00332599856643694" calcext:value-type="float">
            <text:p>0.00332599856643694</text:p>
          </table:table-cell>
          <table:table-cell office:value-type="float" office:value="0.0137197440865524" calcext:value-type="float">
            <text:p>0.0137197440865524</text:p>
          </table:table-cell>
          <table:table-cell office:value-type="float" office:value="0.00765854933061137" calcext:value-type="float">
            <text:p>0.00765854933061137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tags=42%, list=9%, signal=38%</text:p>
          </table:table-cell>
          <table:table-cell office:value-type="string" calcext:value-type="string">
            <text:p>sll0544/slr0925/slr0833/sll1360/slr0446</text:p>
          </table:table-cell>
        </table:table-row>
        <table:table-row table:style-name="ro1">
          <table:table-cell table:number-columns-repeated="2" office:value-type="string" calcext:value-type="string">
            <text:p>syn00710</text:p>
          </table:table-cell>
          <table:table-cell office:value-type="string" calcext:value-type="string">
            <text:p>Carbon fixation in photosynthetic organisms - Synechocystis sp. PCC 6803</text:p>
          </table:table-cell>
          <table:table-cell office:value-type="float" office:value="17" calcext:value-type="float">
            <text:p>17</text:p>
          </table:table-cell>
          <table:table-cell office:value-type="float" office:value="-0.682419825362591" calcext:value-type="float">
            <text:p>-0.682419825362591</text:p>
          </table:table-cell>
          <table:table-cell office:value-type="float" office:value="-1.59956991088986" calcext:value-type="float">
            <text:p>-1.59956991088986</text:p>
          </table:table-cell>
          <table:table-cell office:value-type="float" office:value="0.00670654968010415" calcext:value-type="float">
            <text:p>0.00670654968010415</text:p>
          </table:table-cell>
          <table:table-cell office:value-type="float" office:value="0.0260371928756985" calcext:value-type="float">
            <text:p>0.0260371928756985</text:p>
          </table:table-cell>
          <table:table-cell office:value-type="float" office:value="0.0145343181921762" calcext:value-type="float">
            <text:p>0.0145343181921762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tags=59%, list=20%, signal=47%</text:p>
          </table:table-cell>
          <table:table-cell office:value-type="string" calcext:value-type="string">
            <text:p>slr0009/slr0394/sll1342/slr0012/slr0194/sll0807/sll0920/sll1070/sll0018/sll1525</text:p>
          </table:table-cell>
        </table:table-row>
        <table:table-row table:style-name="ro1">
          <table:table-cell table:number-columns-repeated="2" office:value-type="string" calcext:value-type="string">
            <text:p>syn00785</text:p>
          </table:table-cell>
          <table:table-cell office:value-type="string" calcext:value-type="string">
            <text:p>Lipoic acid metabolism - Synechocystis sp. PCC 6803</text:p>
          </table:table-cell>
          <table:table-cell office:value-type="float" office:value="11" calcext:value-type="float">
            <text:p>11</text:p>
          </table:table-cell>
          <table:table-cell office:value-type="float" office:value="-0.755020529169041" calcext:value-type="float">
            <text:p>-0.755020529169041</text:p>
          </table:table-cell>
          <table:table-cell office:value-type="float" office:value="-1.60068534771618" calcext:value-type="float">
            <text:p>-1.60068534771618</text:p>
          </table:table-cell>
          <table:table-cell office:value-type="float" office:value="0.00717823899081248" calcext:value-type="float">
            <text:p>0.00717823899081248</text:p>
          </table:table-cell>
          <table:table-cell office:value-type="float" office:value="0.0263202096329791" calcext:value-type="float">
            <text:p>0.0263202096329791</text:p>
          </table:table-cell>
          <table:table-cell office:value-type="float" office:value="0.0146923020279788" calcext:value-type="float">
            <text:p>0.0146923020279788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tags=82%, list=19%, signal=66%</text:p>
          </table:table-cell>
          <table:table-cell office:value-type="string" calcext:value-type="string">
            <text:p>slr0879/sll0868/sll0171/sll1721/slr1096/slr1598/slr0293/sll1841/slr1934</text:p>
          </table:table-cell>
        </table:table-row>
        <table:table-row table:style-name="ro1">
          <table:table-cell table:number-columns-repeated="2" office:value-type="string" calcext:value-type="string">
            <text:p>syn00130</text:p>
          </table:table-cell>
          <table:table-cell office:value-type="string" calcext:value-type="string">
            <text:p>Ubiquinone and other terpenoid-quinone biosynthesis - Synechocystis sp. PCC 6803</text:p>
          </table:table-cell>
          <table:table-cell office:value-type="float" office:value="19" calcext:value-type="float">
            <text:p>19</text:p>
          </table:table-cell>
          <table:table-cell office:value-type="float" office:value="-0.683739321683786" calcext:value-type="float">
            <text:p>-0.683739321683786</text:p>
          </table:table-cell>
          <table:table-cell office:value-type="float" office:value="-1.63193943130394" calcext:value-type="float">
            <text:p>-1.63193943130394</text:p>
          </table:table-cell>
          <table:table-cell office:value-type="float" office:value="0.00868422645561082" calcext:value-type="float">
            <text:p>0.00868422645561082</text:p>
          </table:table-cell>
          <table:table-cell office:value-type="float" office:value="0.0301662603194902" calcext:value-type="float">
            <text:p>0.0301662603194902</text:p>
          </table:table-cell>
          <table:table-cell office:value-type="float" office:value="0.0168392202740376" calcext:value-type="float">
            <text:p>0.0168392202740376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tags=58%, list=14%, signal=50%</text:p>
          </table:table-cell>
          <table:table-cell office:value-type="string" calcext:value-type="string">
            <text:p>sll0603/sll0409/slr1099/sll1127/sll1797/slr1300/slr0926/slr1518/slr0204/sll0936/slr0817</text:p>
          </table:table-cell>
        </table:table-row>
        <table:table-row table:style-name="ro1">
          <table:table-cell table:number-columns-repeated="2" office:value-type="string" calcext:value-type="string">
            <text:p>syn00860</text:p>
          </table:table-cell>
          <table:table-cell office:value-type="string" calcext:value-type="string">
            <text:p>Porphyrin metabolism - Synechocystis sp. PCC 6803</text:p>
          </table:table-cell>
          <table:table-cell office:value-type="float" office:value="54" calcext:value-type="float">
            <text:p>54</text:p>
          </table:table-cell>
          <table:table-cell office:value-type="float" office:value="-0.522290203441447" calcext:value-type="float">
            <text:p>-0.522290203441447</text:p>
          </table:table-cell>
          <table:table-cell office:value-type="float" office:value="-1.51948837812249" calcext:value-type="float">
            <text:p>-1.51948837812249</text:p>
          </table:table-cell>
          <table:table-cell office:value-type="float" office:value="0.00921133020091073" calcext:value-type="float">
            <text:p>0.00921133020091073</text:p>
          </table:table-cell>
          <table:table-cell office:value-type="float" office:value="0.0303973896630054" calcext:value-type="float">
            <text:p>0.0303973896630054</text:p>
          </table:table-cell>
          <table:table-cell office:value-type="float" office:value="0.0169682398437829" calcext:value-type="float">
            <text:p>0.0169682398437829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tags=31%, list=12%, signal=28%</text:p>
          </table:table-cell>
          <table:table-cell office:value-type="string" calcext:value-type="string">
            <text:p>slr1923/slr1887/slr1790/sll0179/slr0969/sll0037/slr1055/slr0056/slr1030/slr1777/slr1808/slr0536/slr0116/sll1185/slr0525/sll1184/sll1994</text:p>
          </table:table-cell>
        </table:table-row>
        <table:table-row table:style-name="ro1">
          <table:table-cell table:number-columns-repeated="2" office:value-type="string" calcext:value-type="string">
            <text:p>syn00730</text:p>
          </table:table-cell>
          <table:table-cell office:value-type="string" calcext:value-type="string">
            <text:p>Thiamine metabolism - Synechocystis sp. PCC 6803</text:p>
          </table:table-cell>
          <table:table-cell office:value-type="float" office:value="10" calcext:value-type="float">
            <text:p>10</text:p>
          </table:table-cell>
          <table:table-cell office:value-type="float" office:value="-0.763231021392843" calcext:value-type="float">
            <text:p>-0.763231021392843</text:p>
          </table:table-cell>
          <table:table-cell office:value-type="float" office:value="-1.58052094002633" calcext:value-type="float">
            <text:p>-1.58052094002633</text:p>
          </table:table-cell>
          <table:table-cell office:value-type="float" office:value="0.00979102706975902" calcext:value-type="float">
            <text:p>0.00979102706975902</text:p>
          </table:table-cell>
          <table:table-cell office:value-type="float" office:value="0.0307717993620998" calcext:value-type="float">
            <text:p>0.0307717993620998</text:p>
          </table:table-cell>
          <table:table-cell office:value-type="float" office:value="0.0171772404732614" calcext:value-type="float">
            <text:p>0.0171772404732614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tags=60%, list=13%, signal=52%</text:p>
          </table:table-cell>
          <table:table-cell office:value-type="string" calcext:value-type="string">
            <text:p>sll0635/slr0633/slr1787/sll1945/slr0118/sll1815</text:p>
          </table:table-cell>
        </table:table-row>
        <table:table-row table:style-name="ro1">
          <table:table-cell table:number-columns-repeated="2" office:value-type="string" calcext:value-type="string">
            <text:p>syn00196</text:p>
          </table:table-cell>
          <table:table-cell office:value-type="string" calcext:value-type="string">
            <text:p>Photosynthesis - antenna proteins - Synechocystis sp. PCC 6803</text:p>
          </table:table-cell>
          <table:table-cell office:value-type="float" office:value="15" calcext:value-type="float">
            <text:p>15</text:p>
          </table:table-cell>
          <table:table-cell office:value-type="float" office:value="-0.692679917909723" calcext:value-type="float">
            <text:p>-0.692679917909723</text:p>
          </table:table-cell>
          <table:table-cell office:value-type="float" office:value="-1.56057389228033" calcext:value-type="float">
            <text:p>-1.56057389228033</text:p>
          </table:table-cell>
          <table:table-cell office:value-type="float" office:value="0.0107625614970281" calcext:value-type="float">
            <text:p>0.0107625614970281</text:p>
          </table:table-cell>
          <table:table-cell office:value-type="float" office:value="0.0316250980415647" calcext:value-type="float">
            <text:p>0.0316250980415647</text:p>
          </table:table-cell>
          <table:table-cell office:value-type="float" office:value="0.017653563500076" calcext:value-type="float">
            <text:p>0.017653563500076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tags=60%, list=15%, signal=51%</text:p>
          </table:table-cell>
          <table:table-cell office:value-type="string" calcext:value-type="string">
            <text:p>sll1579/slr1878/slr2051/slr1459/sll1578/slr1986/sll1577/slr2067/slr0335</text:p>
          </table:table-cell>
        </table:table-row>
        <table:table-row table:style-name="ro1">
          <table:table-cell table:number-columns-repeated="2" office:value-type="string" calcext:value-type="string">
            <text:p>syn00290</text:p>
          </table:table-cell>
          <table:table-cell office:value-type="string" calcext:value-type="string">
            <text:p>Valine, leucine and isoleucine biosynthesis - Synechocystis sp. PCC 6803</text:p>
          </table:table-cell>
          <table:table-cell office:value-type="float" office:value="12" calcext:value-type="float">
            <text:p>12</text:p>
          </table:table-cell>
          <table:table-cell office:value-type="float" office:value="-0.72537177668107" calcext:value-type="float">
            <text:p>-0.72537177668107</text:p>
          </table:table-cell>
          <table:table-cell office:value-type="float" office:value="-1.54893255928201" calcext:value-type="float">
            <text:p>-1.54893255928201</text:p>
          </table:table-cell>
          <table:table-cell office:value-type="float" office:value="0.0110208674993331" calcext:value-type="float">
            <text:p>0.0110208674993331</text:p>
          </table:table-cell>
          <table:table-cell office:value-type="float" office:value="0.0316250980415647" calcext:value-type="float">
            <text:p>0.0316250980415647</text:p>
          </table:table-cell>
          <table:table-cell office:value-type="float" office:value="0.017653563500076" calcext:value-type="float">
            <text:p>0.017653563500076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tags=67%, list=17%, signal=55%</text:p>
          </table:table-cell>
          <table:table-cell office:value-type="string" calcext:value-type="string">
            <text:p>slr0032/slr0452/sll1470/slr0186/sll0065/slr2088/sll1363/slr1517</text:p>
          </table:table-cell>
        </table:table-row>
        <table:table-row table:style-name="ro1">
          <table:table-cell table:number-columns-repeated="2" office:value-type="string" calcext:value-type="string">
            <text:p>syn00620</text:p>
          </table:table-cell>
          <table:table-cell office:value-type="string" calcext:value-type="string">
            <text:p>Pyruvate metabolism - Synechocystis sp. PCC 6803</text:p>
          </table:table-cell>
          <table:table-cell office:value-type="float" office:value="29" calcext:value-type="float">
            <text:p>29</text:p>
          </table:table-cell>
          <table:table-cell office:value-type="float" office:value="-0.590631872027882" calcext:value-type="float">
            <text:p>-0.590631872027882</text:p>
          </table:table-cell>
          <table:table-cell office:value-type="float" office:value="-1.53147564386061" calcext:value-type="float">
            <text:p>-1.53147564386061</text:p>
          </table:table-cell>
          <table:table-cell office:value-type="float" office:value="0.0157297942642644" calcext:value-type="float">
            <text:p>0.0157297942642644</text:p>
          </table:table-cell>
          <table:table-cell office:value-type="float" office:value="0.0432569342267272" calcext:value-type="float">
            <text:p>0.0432569342267272</text:p>
          </table:table-cell>
          <table:table-cell office:value-type="float" office:value="0.0241466140021603" calcext:value-type="float">
            <text:p>0.024146614002160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tags=34%, list=11%, signal=31%</text:p>
          </table:table-cell>
          <table:table-cell office:value-type="string" calcext:value-type="string">
            <text:p>sll0053/sll1721/slr1096/sll0728/slr0186/slr0435/sll0336/sll1841/sll0920/slr1934</text:p>
          </table:table-cell>
        </table:table-row>
        <table:table-row table:style-name="ro1">
          <table:table-cell table:number-columns-repeated="2" office:value-type="string" calcext:value-type="string">
            <text:p>syn03070</text:p>
          </table:table-cell>
          <table:table-cell office:value-type="string" calcext:value-type="string">
            <text:p>Bacterial secretion system - Synechocystis sp. PCC 6803</text:p>
          </table:table-cell>
          <table:table-cell office:value-type="float" office:value="14" calcext:value-type="float">
            <text:p>14</text:p>
          </table:table-cell>
          <table:table-cell office:value-type="float" office:value="-0.691545239986117" calcext:value-type="float">
            <text:p>-0.691545239986117</text:p>
          </table:table-cell>
          <table:table-cell office:value-type="float" office:value="-1.5388053456114" calcext:value-type="float">
            <text:p>-1.5388053456114</text:p>
          </table:table-cell>
          <table:table-cell office:value-type="float" office:value="0.019508803833501" calcext:value-type="float">
            <text:p>0.019508803833501</text:p>
          </table:table-cell>
          <table:table-cell office:value-type="float" office:value="0.0495223481927332" calcext:value-type="float">
            <text:p>0.0495223481927332</text:p>
          </table:table-cell>
          <table:table-cell office:value-type="float" office:value="0.0276440540150823" calcext:value-type="float">
            <text:p>0.0276440540150823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tags=71%, list=17%, signal=59%</text:p>
          </table:table-cell>
          <table:table-cell office:value-type="string" calcext:value-type="string">
            <text:p>sll0616/slr1471/slr1531/sll0194/ssl3335/sll1814/ssr3307/slr1046/slr2102/ssl2823</text:p>
          </table:table-cell>
        </table:table-row>
        <table:table-row table:style-name="ro1">
          <table:table-cell table:number-columns-repeated="2" office:value-type="string" calcext:value-type="string">
            <text:p>syn00260</text:p>
          </table:table-cell>
          <table:table-cell office:value-type="string" calcext:value-type="string">
            <text:p>Glycine, serine and threonine metabolism - Synechocystis sp. PCC 6803</text:p>
          </table:table-cell>
          <table:table-cell office:value-type="float" office:value="17" calcext:value-type="float">
            <text:p>17</text:p>
          </table:table-cell>
          <table:table-cell office:value-type="float" office:value="-0.654645871674008" calcext:value-type="float">
            <text:p>-0.654645871674008</text:p>
          </table:table-cell>
          <table:table-cell office:value-type="float" office:value="-1.53446866532874" calcext:value-type="float">
            <text:p>-1.53446866532874</text:p>
          </table:table-cell>
          <table:table-cell office:value-type="float" office:value="0.0190652369481152" calcext:value-type="float">
            <text:p>0.0190652369481152</text:p>
          </table:table-cell>
          <table:table-cell office:value-type="float" office:value="0.0495223481927332" calcext:value-type="float">
            <text:p>0.0495223481927332</text:p>
          </table:table-cell>
          <table:table-cell office:value-type="float" office:value="0.0276440540150823" calcext:value-type="float">
            <text:p>0.027644054015082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tags=53%, list=11%, signal=47%</text:p>
          </table:table-cell>
          <table:table-cell office:value-type="string" calcext:value-type="string">
            <text:p>slr0879/sll0171/slr1096/slr0657/slr0293/sll0455/slr1945/sll1931/sll11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30T10:48:35.861953840</dc:date>
    <meta:editing-duration>PT48M29S</meta:editing-duration>
    <meta:editing-cycles>14</meta:editing-cycles>
    <meta:document-statistic meta:table-count="1" meta:cell-count="1152" meta:object-count="0"/>
  </office:meta>
</office:document-meta>
</file>